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D00008ED50000200A3C57BA78.wmf"/>
  <manifest:file-entry manifest:media-type="" manifest:full-path="Pictures/2000000D0000ABE000005B924E529C8C.wmf"/>
  <manifest:file-entry manifest:media-type="" manifest:full-path="Pictures/2000000D000089FA00002AE49AC8B034.wmf"/>
  <manifest:file-entry manifest:media-type="" manifest:full-path="Pictures/2000000D00009E07000022A094522AD2.wmf"/>
  <manifest:file-entry manifest:media-type="" manifest:full-path="Pictures/2000000D00009AD3000086E0B368B074.wmf"/>
  <manifest:file-entry manifest:media-type="" manifest:full-path="Pictures/2000000D00009CAF000083774054CCD5.wmf"/>
  <manifest:file-entry manifest:media-type="" manifest:full-path="Pictures/2000000D0000A24400003329241461D9.wmf"/>
  <manifest:file-entry manifest:media-type="" manifest:full-path="Pictures/2000000D00008B02000040E85B1BA154.wmf"/>
  <manifest:file-entry manifest:media-type="" manifest:full-path="Pictures/2000000D00009AB8000087CEE58C59A9.wmf"/>
  <manifest:file-entry manifest:media-type="" manifest:full-path="Pictures/2000000D00009D9D00004D9E12436D5C.wmf"/>
  <manifest:file-entry manifest:media-type="" manifest:full-path="Pictures/2000000D00009E2100003CAB90821930.wmf"/>
  <manifest:file-entry manifest:media-type="" manifest:full-path="Pictures/2000000D0000A7F300005122EEF50BD4.wmf"/>
  <manifest:file-entry manifest:media-type="" manifest:full-path="Pictures/2000000D0000892600003D7FC7C99F7A.wmf"/>
  <manifest:file-entry manifest:media-type="" manifest:full-path="Pictures/2000000D0000955800007E4C6724B930.wmf"/>
  <manifest:file-entry manifest:media-type="" manifest:full-path="Pictures/2000000D0000A1A5000043CDE45C4C3F.wmf"/>
  <manifest:file-entry manifest:media-type="" manifest:full-path="Pictures/2000000D00000B93000007F5640BEEB1.wmf"/>
  <manifest:file-entry manifest:media-type="" manifest:full-path="Pictures/2000000D0000A9650000380415D0DF3F.wmf"/>
  <manifest:file-entry manifest:media-type="" manifest:full-path="Pictures/2000000D00000B7900000C9C4AB61BCE.wmf"/>
  <manifest:file-entry manifest:media-type="" manifest:full-path="Pictures/2000000D0000B0D60000823A2FDBEAD7.wmf"/>
  <manifest:file-entry manifest:media-type="" manifest:full-path="Pictures/2000000D00008926000028341D5919AA.wmf"/>
  <manifest:file-entry manifest:media-type="" manifest:full-path="Pictures/2000000D00009BC100006B6283B10961.wmf"/>
  <manifest:file-entry manifest:media-type="" manifest:full-path="Pictures/2000000D0000A80D0000622F2F36CFDF.wmf"/>
  <manifest:file-entry manifest:media-type="" manifest:full-path="Pictures/2000000D0000A4D900005C9B05716459.wmf"/>
  <manifest:file-entry manifest:media-type="" manifest:full-path="Pictures/2000000D000099FF000071617BF4C77B.wmf"/>
  <manifest:file-entry manifest:media-type="" manifest:full-path="Pictures/2000000D000061410000184A9552EA71.wmf"/>
  <manifest:file-entry manifest:media-type="" manifest:full-path="Pictures/2000000D0000A7D800001F5148878F78.wmf"/>
  <manifest:file-entry manifest:media-type="" manifest:full-path="Pictures/2000000D0000A2C800001B7E9852AC73.wmf"/>
  <manifest:file-entry manifest:media-type="" manifest:full-path="Pictures/2000000D00008CC400001F362CEEA96F.wmf"/>
  <manifest:file-entry manifest:media-type="" manifest:full-path="Pictures/2000000D00009F0F000065490C059339.wmf"/>
  <manifest:file-entry manifest:media-type="" manifest:full-path="Pictures/2000000D00009D9D000017912353FDD9.wmf"/>
  <manifest:file-entry manifest:media-type="" manifest:full-path="Pictures/2000000D0000A7D8000069D53049AF13.wmf"/>
  <manifest:file-entry manifest:media-type="" manifest:full-path="Pictures/2000000D00009B5700004451272D5C7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5.5in" table:align="center" style:writing-mode="lr-tb"/>
    </style:style>
    <style:style style:name="Table1.A" style:family="table-column">
      <style:table-column-properties style:column-width="0.75in"/>
    </style:style>
    <style:style style:name="Table1.B" style:family="table-column">
      <style:table-column-properties style:column-width="4.75in"/>
    </style:style>
    <style:style style:name="Table1.1" style:family="table-row">
      <style:table-row-properties style:min-row-height="1.0833in" style:keep-together="true" fo:keep-together="auto"/>
    </style:style>
    <style:style style:name="Table1.A1" style:family="table-cell">
      <style:table-cell-properties fo:padding-left="0.0833in" fo:padding-right="0.0833in" fo:padding-top="0.0833in" fo:padding-bottom="0.0556in" fo:border="none"/>
    </style:style>
    <style:style style:name="Table1.2" style:family="table-row">
      <style:table-row-properties style:min-row-height="0.6944in" style:keep-together="true" fo:keep-together="auto"/>
    </style:style>
    <style:style style:name="Table1.3" style:family="table-row">
      <style:table-row-properties style:min-row-height="0.5in" style:keep-together="true" fo:keep-together="auto"/>
    </style:style>
    <style:style style:name="Table2" style:family="table">
      <style:table-properties style:width="5.5in" table:align="center" style:writing-mode="lr-tb"/>
    </style:style>
    <style:style style:name="Table2.A" style:family="table-column">
      <style:table-column-properties style:column-width="0.75in"/>
    </style:style>
    <style:style style:name="Table2.B" style:family="table-column">
      <style:table-column-properties style:column-width="4.75in"/>
    </style:style>
    <style:style style:name="Table2.1" style:family="table-row">
      <style:table-row-properties style:min-row-height="0.8889in" style:keep-together="true" fo:keep-together="auto"/>
    </style:style>
    <style:style style:name="Table2.A1" style:family="table-cell">
      <style:table-cell-properties fo:padding-left="0.0833in" fo:padding-right="0.0833in" fo:padding-top="0.0833in" fo:padding-bottom="0.0556in" fo:border="none"/>
    </style:style>
    <style:style style:name="Table2.2" style:family="table-row">
      <style:table-row-properties style:min-row-height="0.5in" style:keep-together="true" fo:keep-together="auto"/>
    </style:style>
    <style:style style:name="Table3" style:family="table">
      <style:table-properties style:width="5.5in" table:align="center" style:writing-mode="lr-tb"/>
    </style:style>
    <style:style style:name="Table3.A" style:family="table-column">
      <style:table-column-properties style:column-width="0.75in"/>
    </style:style>
    <style:style style:name="Table3.B" style:family="table-column">
      <style:table-column-properties style:column-width="4.75in"/>
    </style:style>
    <style:style style:name="Table3.1" style:family="table-row">
      <style:table-row-properties style:min-row-height="0.5in" style:keep-together="true" fo:keep-together="auto"/>
    </style:style>
    <style:style style:name="Table3.A1" style:family="table-cell">
      <style:table-cell-properties fo:padding-left="0.0833in" fo:padding-right="0.0833in" fo:padding-top="0.0833in" fo:padding-bottom="0.0556in" fo:border="none"/>
    </style:style>
    <style:style style:name="Table3.2" style:family="table-row">
      <style:table-row-properties style:min-row-height="1.0833in" style:keep-together="true" fo:keep-together="auto"/>
    </style:style>
    <style:style style:name="Table4" style:family="table">
      <style:table-properties style:width="5.5in" table:align="center" style:writing-mode="lr-tb"/>
    </style:style>
    <style:style style:name="Table4.A" style:family="table-column">
      <style:table-column-properties style:column-width="0.75in"/>
    </style:style>
    <style:style style:name="Table4.B" style:family="table-column">
      <style:table-column-properties style:column-width="4.75in"/>
    </style:style>
    <style:style style:name="Table4.1" style:family="table-row">
      <style:table-row-properties style:min-row-height="1.2778in" style:keep-together="true" fo:keep-together="auto"/>
    </style:style>
    <style:style style:name="Table4.A1" style:family="table-cell">
      <style:table-cell-properties fo:padding-left="0.0833in" fo:padding-right="0.0833in" fo:padding-top="0.0833in" fo:padding-bottom="0.0556in" fo:border="none"/>
    </style:style>
    <style:style style:name="Table4.3" style:family="table-row">
      <style:table-row-properties style:min-row-height="1.9722in" style:keep-together="true" fo:keep-together="auto"/>
    </style:style>
    <style:style style:name="Table5" style:family="table">
      <style:table-properties style:width="5.5in" table:align="center" style:writing-mode="lr-tb"/>
    </style:style>
    <style:style style:name="Table5.A" style:family="table-column">
      <style:table-column-properties style:column-width="0.75in"/>
    </style:style>
    <style:style style:name="Table5.B" style:family="table-column">
      <style:table-column-properties style:column-width="4.75in"/>
    </style:style>
    <style:style style:name="Table5.1" style:family="table-row">
      <style:table-row-properties style:min-row-height="0.8889in" style:keep-together="true" fo:keep-together="auto"/>
    </style:style>
    <style:style style:name="Table5.A1" style:family="table-cell">
      <style:table-cell-properties fo:padding-left="0.0833in" fo:padding-right="0.0833in" fo:padding-top="0.0833in" fo:padding-bottom="0.0556in" fo:border="none"/>
    </style:style>
    <style:style style:name="Table5.3" style:family="table-row">
      <style:table-row-properties style:min-row-height="2.1111in" style:keep-together="true" fo:keep-together="auto"/>
    </style:style>
    <style:style style:name="Table6" style:family="table">
      <style:table-properties style:width="5.5in" table:align="center" style:writing-mode="lr-tb"/>
    </style:style>
    <style:style style:name="Table6.A" style:family="table-column">
      <style:table-column-properties style:column-width="0.75in"/>
    </style:style>
    <style:style style:name="Table6.B" style:family="table-column">
      <style:table-column-properties style:column-width="4.75in"/>
    </style:style>
    <style:style style:name="Table6.1" style:family="table-row">
      <style:table-row-properties style:min-row-height="0.8889in" style:keep-together="true" fo:keep-together="auto"/>
    </style:style>
    <style:style style:name="Table6.A1" style:family="table-cell">
      <style:table-cell-properties fo:padding-left="0.0833in" fo:padding-right="0.0833in" fo:padding-top="0.0833in" fo:padding-bottom="0.0556in" fo:border="none"/>
    </style:style>
    <style:style style:name="Table6.2" style:family="table-row">
      <style:table-row-properties style:min-row-height="0.6944in" style:keep-together="true" fo:keep-together="auto"/>
    </style:style>
    <style:style style:name="Table6.3" style:family="table-row">
      <style:table-row-properties style:min-row-height="2.3056in" style:keep-together="true" fo:keep-together="auto"/>
    </style:style>
    <style:style style:name="Table7" style:family="table">
      <style:table-properties style:width="5.5in" table:align="center" style:writing-mode="lr-tb"/>
    </style:style>
    <style:style style:name="Table7.A" style:family="table-column">
      <style:table-column-properties style:column-width="0.75in"/>
    </style:style>
    <style:style style:name="Table7.B" style:family="table-column">
      <style:table-column-properties style:column-width="4.75in"/>
    </style:style>
    <style:style style:name="Table7.1" style:family="table-row">
      <style:table-row-properties style:min-row-height="0.5in" style:keep-together="true" fo:keep-together="auto"/>
    </style:style>
    <style:style style:name="Table7.A1" style:family="table-cell">
      <style:table-cell-properties fo:padding-left="0.0833in" fo:padding-right="0.0833in" fo:padding-top="0.0833in" fo:padding-bottom="0.0556in" fo:border="none"/>
    </style:style>
    <style:style style:name="Table7.2" style:family="table-row">
      <style:table-row-properties style:min-row-height="0.6944in" style:keep-together="true" fo:keep-together="auto"/>
    </style:style>
    <style:style style:name="Table7.3" style:family="table-row">
      <style:table-row-properties style:min-row-height="3.9444in" style:keep-together="true" fo:keep-together="auto"/>
    </style:style>
    <style:style style:name="Table8" style:family="table">
      <style:table-properties style:width="5.5in" table:align="center" style:writing-mode="lr-tb"/>
    </style:style>
    <style:style style:name="Table8.A" style:family="table-column">
      <style:table-column-properties style:column-width="0.75in"/>
    </style:style>
    <style:style style:name="Table8.B" style:family="table-column">
      <style:table-column-properties style:column-width="4.75in"/>
    </style:style>
    <style:style style:name="Table8.1" style:family="table-row">
      <style:table-row-properties style:min-row-height="0.5in" style:keep-together="true" fo:keep-together="auto"/>
    </style:style>
    <style:style style:name="Table8.A1" style:family="table-cell">
      <style:table-cell-properties fo:padding-left="0.0833in" fo:padding-right="0.0833in" fo:padding-top="0.0833in" fo:padding-bottom="0.0556in" fo:border="none"/>
    </style:style>
    <style:style style:name="Table8.2" style:family="table-row">
      <style:table-row-properties style:min-row-height="0.3056in" style:keep-together="true" fo:keep-together="auto"/>
    </style:style>
    <style:style style:name="Table9" style:family="table">
      <style:table-properties style:width="5.5in" table:align="center" style:writing-mode="lr-tb"/>
    </style:style>
    <style:style style:name="Table9.A" style:family="table-column">
      <style:table-column-properties style:column-width="0.75in"/>
    </style:style>
    <style:style style:name="Table9.B" style:family="table-column">
      <style:table-column-properties style:column-width="4.75in"/>
    </style:style>
    <style:style style:name="Table9.1" style:family="table-row">
      <style:table-row-properties style:min-row-height="0.5in" style:keep-together="true" fo:keep-together="auto"/>
    </style:style>
    <style:style style:name="Table9.A1" style:family="table-cell">
      <style:table-cell-properties fo:padding-left="0.0833in" fo:padding-right="0.0833in" fo:padding-top="0.0833in" fo:padding-bottom="0.0556in" fo:border="none"/>
    </style:style>
    <style:style style:name="Table9.2" style:family="table-row">
      <style:table-row-properties style:min-row-height="2.3611in" style:keep-together="true" fo:keep-together="auto"/>
    </style:style>
    <style:style style:name="Table10" style:family="table">
      <style:table-properties style:width="5.5in" table:align="center" style:writing-mode="lr-tb"/>
    </style:style>
    <style:style style:name="Table10.A" style:family="table-column">
      <style:table-column-properties style:column-width="0.75in"/>
    </style:style>
    <style:style style:name="Table10.B" style:family="table-column">
      <style:table-column-properties style:column-width="4.75in"/>
    </style:style>
    <style:style style:name="Table10.1" style:family="table-row">
      <style:table-row-properties style:min-row-height="0.5in" style:keep-together="true" fo:keep-together="auto"/>
    </style:style>
    <style:style style:name="Table10.A1" style:family="table-cell">
      <style:table-cell-properties fo:padding-left="0.0833in" fo:padding-right="0.0833in" fo:padding-top="0.0833in" fo:padding-bottom="0.0556in" fo:border="none"/>
    </style:style>
    <style:style style:name="Table10.2" style:family="table-row">
      <style:table-row-properties style:min-row-height="0.8889in" style:keep-together="true" fo:keep-together="auto"/>
    </style:style>
    <style:style style:name="Table11" style:family="table">
      <style:table-properties style:width="5.5in" table:align="center" style:writing-mode="lr-tb"/>
    </style:style>
    <style:style style:name="Table11.A" style:family="table-column">
      <style:table-column-properties style:column-width="0.75in"/>
    </style:style>
    <style:style style:name="Table11.B" style:family="table-column">
      <style:table-column-properties style:column-width="4.75in"/>
    </style:style>
    <style:style style:name="Table11.1" style:family="table-row">
      <style:table-row-properties style:min-row-height="0.6944in" style:keep-together="true" fo:keep-together="auto"/>
    </style:style>
    <style:style style:name="Table11.A1" style:family="table-cell">
      <style:table-cell-properties fo:padding-left="0.0833in" fo:padding-right="0.0833in" fo:padding-top="0.0833in" fo:padding-bottom="0.0556in" fo:border="none"/>
    </style:style>
    <style:style style:name="Table11.3" style:family="table-row">
      <style:table-row-properties style:min-row-height="0.5in" style:keep-together="true" fo:keep-together="auto"/>
    </style:style>
    <style:style style:name="Table12" style:family="table">
      <style:table-properties style:width="5.5in" table:align="center" style:writing-mode="lr-tb"/>
    </style:style>
    <style:style style:name="Table12.A" style:family="table-column">
      <style:table-column-properties style:column-width="0.75in"/>
    </style:style>
    <style:style style:name="Table12.B" style:family="table-column">
      <style:table-column-properties style:column-width="4.75in"/>
    </style:style>
    <style:style style:name="Table12.1" style:family="table-row">
      <style:table-row-properties style:min-row-height="0.6944in" style:keep-together="true" fo:keep-together="auto"/>
    </style:style>
    <style:style style:name="Table12.A1" style:family="table-cell">
      <style:table-cell-properties fo:padding-left="0.0833in" fo:padding-right="0.0833in" fo:padding-top="0.0833in" fo:padding-bottom="0.0556in" fo:border="none"/>
    </style:style>
    <style:style style:name="Table12.2" style:family="table-row">
      <style:table-row-properties style:min-row-height="0.5in" style:keep-together="true" fo:keep-together="auto"/>
    </style:style>
    <style:style style:name="Table13" style:family="table">
      <style:table-properties style:width="5.5in" table:align="center" style:writing-mode="lr-tb"/>
    </style:style>
    <style:style style:name="Table13.A" style:family="table-column">
      <style:table-column-properties style:column-width="0.75in"/>
    </style:style>
    <style:style style:name="Table13.B" style:family="table-column">
      <style:table-column-properties style:column-width="4.75in"/>
    </style:style>
    <style:style style:name="Table13.1" style:family="table-row">
      <style:table-row-properties style:min-row-height="0.6944in" style:keep-together="true" fo:keep-together="auto"/>
    </style:style>
    <style:style style:name="Table13.A1" style:family="table-cell">
      <style:table-cell-properties fo:padding-left="0.0833in" fo:padding-right="0.0833in" fo:padding-top="0.0833in" fo:padding-bottom="0.0556in" fo:border="none"/>
    </style:style>
    <style:style style:name="Table13.2" style:family="table-row">
      <style:table-row-properties style:min-row-height="0.5in" style:keep-together="true" fo:keep-together="auto"/>
    </style:style>
    <style:style style:name="Table13.3" style:family="table-row">
      <style:table-row-properties style:min-row-height="0.3056in" style:keep-together="true" fo:keep-together="auto"/>
    </style:style>
    <style:style style:name="Table14" style:family="table">
      <style:table-properties style:width="5.5in" table:align="center" style:writing-mode="lr-tb"/>
    </style:style>
    <style:style style:name="Table14.A" style:family="table-column">
      <style:table-column-properties style:column-width="0.75in"/>
    </style:style>
    <style:style style:name="Table14.B" style:family="table-column">
      <style:table-column-properties style:column-width="4.75in"/>
    </style:style>
    <style:style style:name="Table14.1" style:family="table-row">
      <style:table-row-properties style:min-row-height="0.6944in" style:keep-together="true" fo:keep-together="auto"/>
    </style:style>
    <style:style style:name="Table14.A1" style:family="table-cell">
      <style:table-cell-properties fo:padding-left="0.0833in" fo:padding-right="0.0833in" fo:padding-top="0.0833in" fo:padding-bottom="0.0556in" fo:border="none"/>
    </style:style>
    <style:style style:name="Table14.2" style:family="table-row">
      <style:table-row-properties style:min-row-height="0.5in" style:keep-together="true" fo:keep-together="auto"/>
    </style:style>
    <style:style style:name="Table14.3" style:family="table-row">
      <style:table-row-properties style:min-row-height="0.8889in" style:keep-together="true" fo:keep-together="auto"/>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Standard">
      <style:text-properties text:display="none"/>
    </style:style>
    <style:style style:name="P4" style:family="paragraph" style:parent-style-name="Heading_20_1" style:master-page-name="Right_20_Page">
      <style:paragraph-properties style:page-number="auto"/>
    </style:style>
    <style:style style:name="P5" style:family="paragraph" style:parent-style-name="Text_20_body"/>
    <style:style style:name="P6" style:family="paragraph" style:parent-style-name="Text_20_body" style:list-style-name="L5"/>
    <style:style style:name="P7" style:family="paragraph" style:parent-style-name="Text_20_body" style:list-style-name="L5"/>
    <style:style style:name="P8" style:family="paragraph" style:parent-style-name="Text_20_body" style:list-style-name="L5"/>
    <style:style style:name="P9" style:family="paragraph" style:parent-style-name="Text_20_body" style:list-style-name="L5"/>
    <style:style style:name="P10" style:family="paragraph" style:parent-style-name="Text_20_body" style:list-style-name="L5"/>
    <style:style style:name="P11" style:family="paragraph" style:parent-style-name="Text_20_body" style:list-style-name="L5"/>
    <style:style style:name="P12" style:family="paragraph" style:parent-style-name="Text_20_body" style:list-style-name="L5"/>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7"/>
    <style:style style:name="P17" style:family="paragraph" style:parent-style-name="Text_20_body" style:list-style-name="L7"/>
    <style:style style:name="P18" style:family="paragraph" style:parent-style-name="Text_20_body" style:list-style-name="L7"/>
    <style:style style:name="P19" style:family="paragraph" style:parent-style-name="Text_20_body" style:list-style-name="L9"/>
    <style:style style:name="P20" style:family="paragraph" style:parent-style-name="Text_20_body" style:list-style-name="L9"/>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9"/>
    <style:style style:name="P24" style:family="paragraph" style:parent-style-name="Text_20_body">
      <style:text-properties text:display="none"/>
    </style:style>
    <style:style style:name="P25" style:family="paragraph" style:parent-style-name="Text_20_body" style:list-style-name="L13"/>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4"/>
    <style:style style:name="P29" style:family="paragraph" style:parent-style-name="Text_20_body" style:list-style-name="L14"/>
    <style:style style:name="P30" style:family="paragraph" style:parent-style-name="Text_20_body" style:list-style-name="L14"/>
    <style:style style:name="P31" style:family="paragraph" style:parent-style-name="Text_20_body" style:list-style-name="L14"/>
    <style:style style:name="P32" style:family="paragraph" style:parent-style-name="Text_20_body" style:list-style-name="L14"/>
    <style:style style:name="P33" style:family="paragraph" style:parent-style-name="Text_20_body" style:list-style-name="L14"/>
    <style:style style:name="P34" style:family="paragraph" style:parent-style-name="Text_20_body" style:list-style-name="L14"/>
    <style:style style:name="P35" style:family="paragraph" style:parent-style-name="Text_20_body" style:list-style-name="L14"/>
    <style:style style:name="P36" style:family="paragraph" style:parent-style-name="Text_20_body" style:list-style-name="L14"/>
    <style:style style:name="P37" style:family="paragraph" style:parent-style-name="Text_20_body" style:list-style-name="L14"/>
    <style:style style:name="P38" style:family="paragraph" style:parent-style-name="Text_20_body" style:list-style-name="L14"/>
    <style:style style:name="P39" style:family="paragraph" style:parent-style-name="Text_20_body" style:list-style-name="L14"/>
    <style:style style:name="P40" style:family="paragraph" style:parent-style-name="Text_20_body" style:list-style-name="L14"/>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5"/>
    <style:style style:name="P44" style:family="paragraph" style:parent-style-name="Text_20_body" style:list-style-name="L15"/>
    <style:style style:name="P45" style:family="paragraph" style:parent-style-name="Text_20_body" style:list-style-name="L5">
      <style:paragraph-properties fo:margin-left="0in" fo:margin-right="0in" fo:text-indent="0in" style:auto-text-indent="false"/>
    </style:style>
    <style:style style:name="P46" style:family="paragraph" style:parent-style-name="Text_20_body">
      <style:paragraph-properties fo:margin-left="2.9898in" fo:margin-right="0in" fo:text-indent="-1.9898in" style:auto-text-indent="false">
        <style:tab-stops/>
      </style:paragraph-properties>
    </style:style>
    <style:style style:name="P47" style:family="paragraph" style:parent-style-name="Text_20_body">
      <style:paragraph-properties fo:margin-left="3in" fo:margin-right="0in" fo:text-indent="-2.0102in" style:auto-text-indent="false">
        <style:tab-stops/>
      </style:paragraph-properties>
    </style:style>
    <style:style style:name="P48" style:family="paragraph" style:parent-style-name="Heading_20_2">
      <style:text-properties text:display="none"/>
    </style:style>
    <style:style style:name="P49" style:family="paragraph" style:parent-style-name="TabbedIndent2">
      <style:paragraph-properties fo:margin-left="4in" fo:margin-right="0in" fo:text-indent="-2.5in" style:auto-text-indent="false">
        <style:tab-stops/>
      </style:paragraph-properties>
    </style:style>
    <style:style style:name="P50" style:family="paragraph" style:parent-style-name="TabbedList">
      <style:text-properties style:font-name="Courier New" style:font-name-asian="Courier New" style:font-name-complex="Courier New"/>
    </style:style>
    <style:style style:name="P51" style:family="paragraph" style:parent-style-name="TabbedList">
      <style:text-properties style:font-name="Courier New" style:font-name-asian="Courier New" style:font-name-complex="Courier New"/>
    </style:style>
    <style:style style:name="P52" style:family="paragraph" style:parent-style-name="TabbedList">
      <style:text-properties style:font-name="Courier New" style:font-name-asian="Courier New" style:font-name-complex="Courier New"/>
    </style:style>
    <style:style style:name="P53" style:family="paragraph" style:parent-style-name="TabbedList">
      <style:text-properties style:font-name="Courier New" style:font-name-asian="Courier New" style:font-name-complex="Courier New"/>
    </style:style>
    <style:style style:name="P54" style:family="paragraph" style:parent-style-name="TabbedList">
      <style:text-properties style:font-name="Courier New" style:font-name-asian="Courier New" style:font-name-complex="Courier New"/>
    </style:style>
    <style:style style:name="P55" style:family="paragraph" style:parent-style-name="TabbedList">
      <style:text-properties style:font-name="Courier New" style:font-name-asian="Courier New" style:font-name-complex="Courier New"/>
    </style:style>
    <style:style style:name="P56" style:family="paragraph" style:parent-style-name="TabbedList">
      <style:text-properties style:font-name="Courier New" style:font-name-asian="Courier New" style:font-name-complex="Courier New"/>
    </style:style>
    <style:style style:name="P57" style:family="paragraph" style:parent-style-name="TabbedList">
      <style:text-properties style:font-name="Courier New" style:font-name-asian="Courier New" style:font-name-complex="Courier New"/>
    </style:style>
    <style:style style:name="P58" style:family="paragraph" style:parent-style-name="TabbedList">
      <style:text-properties style:font-name="Courier New" style:font-name-asian="Courier New" style:font-name-complex="Courier New"/>
    </style:style>
    <style:style style:name="P59" style:family="paragraph" style:parent-style-name="TabbedList">
      <style:text-properties style:font-name="Courier New" style:font-name-asian="Courier New" style:font-name-complex="Courier New"/>
    </style:style>
    <style:style style:name="P60" style:family="paragraph" style:parent-style-name="TabbedList"/>
    <style:style style:name="P61" style:family="paragraph" style:parent-style-name="TabbedList"/>
    <style:style style:name="P62" style:family="paragraph" style:parent-style-name="TabbedList"/>
    <style:style style:name="P63" style:family="paragraph" style:parent-style-name="TabbedList"/>
    <style:style style:name="P64" style:family="paragraph" style:parent-style-name="TabbedList"/>
    <style:style style:name="P65" style:family="paragraph" style:parent-style-name="TabbedList"/>
    <style:style style:name="P66" style:family="paragraph" style:parent-style-name="TabbedList"/>
    <style:style style:name="P67" style:family="paragraph" style:parent-style-name="TabbedList"/>
    <style:style style:name="P68" style:family="paragraph" style:parent-style-name="TabbedList"/>
    <style:style style:name="P69" style:family="paragraph" style:parent-style-name="TabbedList"/>
    <style:style style:name="P70" style:family="paragraph" style:parent-style-name="TabbedList"/>
    <style:style style:name="P71" style:family="paragraph" style:parent-style-name="TabbedList"/>
    <style:style style:name="P72" style:family="paragraph" style:parent-style-name="TabbedList"/>
    <style:style style:name="P73" style:family="paragraph" style:parent-style-name="TabbedList"/>
    <style:style style:name="P74" style:family="paragraph" style:parent-style-name="TabbedList"/>
    <style:style style:name="P75" style:family="paragraph" style:parent-style-name="TabbedList"/>
    <style:style style:name="P76" style:family="paragraph" style:parent-style-name="TabbedList"/>
    <style:style style:name="P77" style:family="paragraph" style:parent-style-name="TabbedList"/>
    <style:style style:name="P78" style:family="paragraph" style:parent-style-name="TabbedList"/>
    <style:style style:name="P79" style:family="paragraph" style:parent-style-name="TabbedList"/>
    <style:style style:name="P80" style:family="paragraph" style:parent-style-name="TabbedList"/>
    <style:style style:name="P81" style:family="paragraph" style:parent-style-name="TabbedList"/>
    <style:style style:name="P82" style:family="paragraph" style:parent-style-name="TabbedList"/>
    <style:style style:name="P83" style:family="paragraph" style:parent-style-name="TabbedList"/>
    <style:style style:name="P84" style:family="paragraph" style:parent-style-name="TabbedList"/>
    <style:style style:name="P85" style:family="paragraph" style:parent-style-name="TabbedList"/>
    <style:style style:name="P86" style:family="paragraph" style:parent-style-name="TabbedList"/>
    <style:style style:name="P87" style:family="paragraph" style:parent-style-name="TabbedList"/>
    <style:style style:name="P88" style:family="paragraph" style:parent-style-name="TabbedList"/>
    <style:style style:name="P89" style:family="paragraph" style:parent-style-name="TabbedList"/>
    <style:style style:name="P90" style:family="paragraph" style:parent-style-name="TabbedList"/>
    <style:style style:name="P91" style:family="paragraph" style:parent-style-name="TabbedList"/>
    <style:style style:name="P92" style:family="paragraph" style:parent-style-name="TabbedList"/>
    <style:style style:name="P93" style:family="paragraph" style:parent-style-name="TabbedList"/>
    <style:style style:name="P94" style:family="paragraph" style:parent-style-name="TabbedList"/>
    <style:style style:name="P95" style:family="paragraph" style:parent-style-name="TabbedList"/>
    <style:style style:name="P96" style:family="paragraph" style:parent-style-name="TabbedList"/>
    <style:style style:name="P97" style:family="paragraph" style:parent-style-name="Bullet" style:list-style-name="L4"/>
    <style:style style:name="P98" style:family="paragraph" style:parent-style-name="Bullet" style:list-style-name="L4"/>
    <style:style style:name="P99" style:family="paragraph" style:parent-style-name="Bullet" style:list-style-name="L4"/>
    <style:style style:name="P100" style:family="paragraph" style:parent-style-name="Bullet" style:list-style-name="L8">
      <style:paragraph-properties fo:margin-left="0.5693in" fo:margin-right="0in" fo:margin-top="0.0555in" fo:margin-bottom="0.0555in" style:line-height-at-least="0.1945in" fo:text-indent="-0.0693in" style:auto-text-indent="false">
        <style:tab-stops>
          <style:tab-stop style:position="-0.1807in"/>
          <style:tab-stop style:position="0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01" style:family="paragraph" style:parent-style-name="Bullet" style:list-style-name="L8">
      <style:paragraph-properties fo:margin-left="0.5693in" fo:margin-right="0in" fo:margin-top="0.0555in" fo:margin-bottom="0.0555in" style:line-height-at-least="0.1945in" fo:text-indent="-0.0693in" style:auto-text-indent="false">
        <style:tab-stops>
          <style:tab-stop style:position="-0.1807in"/>
          <style:tab-stop style:position="0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02" style:family="paragraph" style:parent-style-name="Bullet" style:list-style-name="L11">
      <style:paragraph-properties fo:margin-left="0.5693in" fo:margin-right="0in" fo:margin-top="0.0555in" fo:margin-bottom="0.0555in" style:line-height-at-least="0.1945in" fo:text-indent="-0.0693in" style:auto-text-indent="false">
        <style:tab-stops>
          <style:tab-stop style:position="-0.1807in"/>
          <style:tab-stop style:position="0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03" style:family="paragraph" style:parent-style-name="Bullet" style:list-style-name="L11">
      <style:paragraph-properties fo:margin-left="0.5693in" fo:margin-right="0in" fo:margin-top="0.0555in" fo:margin-bottom="0.0555in" style:line-height-at-least="0.1945in" fo:text-indent="-0.0693in" style:auto-text-indent="false">
        <style:tab-stops>
          <style:tab-stop style:position="-0.1807in"/>
          <style:tab-stop style:position="0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04" style:family="paragraph" style:parent-style-name="Bullet" style:list-style-name="L11">
      <style:paragraph-properties fo:margin-left="0.5693in" fo:margin-right="0in" fo:margin-top="0.0555in" fo:margin-bottom="0.0555in" style:line-height-at-least="0.1945in" fo:text-indent="-0.0693in" style:auto-text-indent="false">
        <style:tab-stops>
          <style:tab-stop style:position="-0.1807in"/>
          <style:tab-stop style:position="0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05" style:family="paragraph" style:parent-style-name="Bullet" style:list-style-name="L11">
      <style:paragraph-properties fo:margin-left="0.5693in" fo:margin-right="0in" fo:margin-top="0.0555in" fo:margin-bottom="0.0555in" style:line-height-at-least="0.1945in" fo:text-indent="-0.0693in" style:auto-text-indent="false">
        <style:tab-stops>
          <style:tab-stop style:position="-0.1807in"/>
          <style:tab-stop style:position="0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06" style:family="paragraph" style:parent-style-name="Bullet" style:list-style-name="L11">
      <style:paragraph-properties fo:margin-left="0.5693in" fo:margin-right="0in" fo:margin-top="0.0555in" fo:margin-bottom="0.0555in" style:line-height-at-least="0.1945in" fo:text-indent="-0.0693in" style:auto-text-indent="false">
        <style:tab-stops>
          <style:tab-stop style:position="-0.1807in"/>
          <style:tab-stop style:position="0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07" style:family="paragraph" style:parent-style-name="Bullet" style:list-style-name="L12">
      <style:paragraph-properties fo:margin-left="0.5693in" fo:margin-right="0in" fo:margin-top="0.0555in" fo:margin-bottom="0.0555in" style:line-height-at-least="0.1945in" fo:text-indent="-0.0693in" style:auto-text-indent="false">
        <style:tab-stops>
          <style:tab-stop style:position="-0.1807in"/>
          <style:tab-stop style:position="0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08" style:family="paragraph" style:parent-style-name="Bullet" style:list-style-name="L12">
      <style:paragraph-properties fo:margin-left="0.5693in" fo:margin-right="0in" fo:margin-top="0.0555in" fo:margin-bottom="0.0555in" style:line-height-at-least="0.1945in" fo:text-indent="-0.0693in" style:auto-text-indent="false">
        <style:tab-stops>
          <style:tab-stop style:position="-0.1807in"/>
          <style:tab-stop style:position="0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09" style:family="paragraph" style:parent-style-name="TabbedIndent"/>
    <style:style style:name="P110" style:family="paragraph" style:parent-style-name="TabbedIndent"/>
    <style:style style:name="P111" style:family="paragraph" style:parent-style-name="TabbedIndent"/>
    <style:style style:name="P112" style:family="paragraph" style:parent-style-name="TabbedIndent"/>
    <style:style style:name="P113" style:family="paragraph" style:parent-style-name="TabbedIndent"/>
    <style:style style:name="P114" style:family="paragraph" style:parent-style-name="TabbedIndent"/>
    <style:style style:name="P115" style:family="paragraph" style:parent-style-name="TabbedIndent"/>
    <style:style style:name="P116" style:family="paragraph" style:parent-style-name="BodyNoIndent">
      <style:paragraph-properties fo:margin-left="0in" fo:margin-right="0in" fo:text-indent="0in" style:auto-text-indent="false"/>
    </style:style>
    <style:style style:name="P117" style:family="paragraph" style:parent-style-name="BodyNoIndent">
      <style:paragraph-properties fo:margin-left="0in" fo:margin-right="0in" fo:text-indent="0in" style:auto-text-indent="false"/>
    </style:style>
    <style:style style:name="P118" style:family="paragraph" style:parent-style-name="BodyNoIndent">
      <style:paragraph-properties fo:margin-left="0in" fo:margin-right="0in" fo:text-indent="0in" style:auto-text-indent="false"/>
    </style:style>
    <style:style style:name="P119" style:family="paragraph" style:parent-style-name="BodyNoIndent">
      <style:paragraph-properties fo:margin-left="0in" fo:margin-right="0in" fo:text-indent="0in" style:auto-text-indent="false"/>
    </style:style>
    <style:style style:name="P120" style:family="paragraph" style:parent-style-name="BodyNoIndent">
      <style:paragraph-properties fo:margin-left="0in" fo:margin-right="0in" fo:text-indent="0in" style:auto-text-indent="false"/>
    </style:style>
    <style:style style:name="P121" style:family="paragraph" style:parent-style-name="BodyNoIndent">
      <style:paragraph-properties fo:margin-left="0in" fo:margin-right="0in" fo:text-indent="0in" style:auto-text-indent="false"/>
    </style:style>
    <style:style style:name="P122" style:family="paragraph" style:parent-style-name="BodyNoIndent">
      <style:paragraph-properties fo:margin-left="0in" fo:margin-right="0in" fo:text-indent="0in" style:auto-text-indent="false"/>
    </style:style>
    <style:style style:name="P123" style:family="paragraph" style:parent-style-name="BodyNoIndent">
      <style:paragraph-properties fo:margin-left="0in" fo:margin-right="0in" fo:text-indent="0in" style:auto-text-indent="false"/>
    </style:style>
    <style:style style:name="P124" style:family="paragraph" style:parent-style-name="BodyNoIndent">
      <style:paragraph-properties fo:margin-left="0in" fo:margin-right="0in" fo:text-indent="0in" style:auto-text-indent="false"/>
    </style:style>
    <style:style style:name="P125" style:family="paragraph" style:parent-style-name="BodyNoIndent">
      <style:paragraph-properties fo:margin-left="0in" fo:margin-right="0in" fo:text-indent="0in" style:auto-text-indent="false"/>
    </style:style>
    <style:style style:name="P126" style:family="paragraph" style:parent-style-name="BodyNoIndent">
      <style:paragraph-properties fo:margin-left="0in" fo:margin-right="0in" fo:text-indent="0in" style:auto-text-indent="false"/>
    </style:style>
    <style:style style:name="P127" style:family="paragraph" style:parent-style-name="BodyNoIndent">
      <style:paragraph-properties fo:margin-left="0in" fo:margin-right="0in" fo:text-indent="0in" style:auto-text-indent="false"/>
    </style:style>
    <style:style style:name="P128" style:family="paragraph" style:parent-style-name="BodyNoIndent">
      <style:paragraph-properties fo:margin-left="0in" fo:margin-right="0in" fo:text-indent="0in" style:auto-text-indent="false"/>
    </style:style>
    <style:style style:name="P129" style:family="paragraph" style:parent-style-name="BodyNoIndent">
      <style:paragraph-properties fo:margin-left="0in" fo:margin-right="0in" fo:text-indent="0in" style:auto-text-indent="false"/>
    </style:style>
    <style:style style:name="P130" style:family="paragraph" style:parent-style-name="BodyNoIndent">
      <style:paragraph-properties fo:margin-left="0in" fo:margin-right="0in" fo:text-indent="0in" style:auto-text-indent="false"/>
    </style:style>
    <style:style style:name="P131" style:family="paragraph" style:parent-style-name="BodyNoIndent">
      <style:paragraph-properties fo:margin-left="0in" fo:margin-right="0in" fo:text-indent="0in" style:auto-text-indent="false"/>
    </style:style>
    <style:style style:name="P132" style:family="paragraph" style:parent-style-name="BodyNoIndent">
      <style:paragraph-properties fo:margin-left="0in" fo:margin-right="0in" fo:text-indent="0in" style:auto-text-indent="false"/>
    </style:style>
    <style:style style:name="P133" style:family="paragraph" style:parent-style-name="BodyNoIndent">
      <style:paragraph-properties fo:margin-left="0in" fo:margin-right="0in" fo:text-indent="0in" style:auto-text-indent="false"/>
    </style:style>
    <style:style style:name="P134" style:family="paragraph" style:parent-style-name="BodyNoIndent">
      <style:paragraph-properties fo:margin-left="0in" fo:margin-right="0in" fo:text-indent="0in" style:auto-text-indent="false"/>
    </style:style>
    <style:style style:name="P135" style:family="paragraph" style:parent-style-name="BodyNoIndent">
      <style:paragraph-properties fo:margin-left="0in" fo:margin-right="0in" fo:text-indent="0in" style:auto-text-indent="false"/>
    </style:style>
    <style:style style:name="P136" style:family="paragraph" style:parent-style-name="BodyNoIndent">
      <style:paragraph-properties fo:margin-left="0in" fo:margin-right="0in" fo:text-indent="0in" style:auto-text-indent="false"/>
    </style:style>
    <style:style style:name="P137" style:family="paragraph" style:parent-style-name="BodyNoIndent">
      <style:paragraph-properties fo:margin-left="0in" fo:margin-right="0in" fo:text-indent="0in" style:auto-text-indent="false"/>
    </style:style>
    <style:style style:name="P138" style:family="paragraph" style:parent-style-name="BodyNoIndent">
      <style:paragraph-properties fo:margin-left="0in" fo:margin-right="0in" fo:text-indent="0in" style:auto-text-indent="false"/>
    </style:style>
    <style:style style:name="P139" style:family="paragraph" style:parent-style-name="BodyNoIndent">
      <style:paragraph-properties fo:margin-left="0in" fo:margin-right="0in" fo:text-indent="0in" style:auto-text-indent="false"/>
    </style:style>
    <style:style style:name="P140" style:family="paragraph" style:parent-style-name="BodyNoIndent">
      <style:paragraph-properties fo:margin-left="0in" fo:margin-right="0in" fo:text-indent="0in" style:auto-text-indent="false"/>
    </style:style>
    <style:style style:name="P141" style:family="paragraph" style:parent-style-name="BodyNoIndent">
      <style:paragraph-properties fo:margin-left="0in" fo:margin-right="0in" fo:text-indent="0in" style:auto-text-indent="false"/>
    </style:style>
    <style:style style:name="P142"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43"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44"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45"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46"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47"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48"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49"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0"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1"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2"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3"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4"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5"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6"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7"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8"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59"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0"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1"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2"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3"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4"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5"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6"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7"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8"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69"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Symbol" fo:font-weight="normal" style:font-name-asian="Symbol" style:font-weight-asian="normal" style:font-name-complex="Symbol" style:font-weight-complex="normal"/>
    </style:style>
    <style:style style:name="P170"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71"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72"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73"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74"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75"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76"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77"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78"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79"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0"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1"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2"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3"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4"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5"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6"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7"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8"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89"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0"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1"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2"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3"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4"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5"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6"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7"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8"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199" style:family="paragraph" style:parent-style-name="BodyNoIndent">
      <style:paragraph-properties fo:margin-left="0in" fo:margin-right="0in" fo:margin-top="0.0555in" fo:margin-bottom="0.0555in" style:line-height-at-least="0.194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200" style:family="paragraph" style:parent-style-name="BodyNoIndent">
      <style:paragraph-properties fo:margin-left="0in" fo:margin-right="0in" fo:margin-top="0.0555in" fo:margin-bottom="0.0555in" style:line-height-at-least="0.1945in" fo:text-indent="0in" style:auto-text-indent="false"/>
      <style:text-properties fo:font-size="16pt" style:font-size-asian="16pt" style:font-size-complex="16pt"/>
    </style:style>
    <style:style style:name="P201" style:family="paragraph" style:parent-style-name="BodyNoIndent">
      <style:paragraph-properties fo:margin-left="0in" fo:margin-right="0in" fo:margin-top="0.0555in" fo:margin-bottom="0.0555in" style:line-height-at-least="0.1945in" fo:text-indent="0in" style:auto-text-indent="false"/>
      <style:text-properties fo:font-size="12pt" style:font-size-asian="12pt" style:font-size-complex="12pt"/>
    </style:style>
    <style:style style:name="P202" style:family="paragraph" style:parent-style-name="Body">
      <style:paragraph-properties fo:margin-left="0.25in" fo:margin-right="0in" fo:margin-top="0.0555in" fo:margin-bottom="0.0555in" style:line-height-at-least="0.1945in"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s>
      </style:paragraph-properties>
      <style:text-properties fo:color="#000000" style:font-name="Times New Roman" fo:font-weight="normal" style:font-name-asian="Times New Roman" style:font-weight-asian="normal" style:font-name-complex="Times New Roman" style:font-weight-complex="normal"/>
    </style:style>
    <style:style style:name="P203" style:family="paragraph" style:parent-style-name="Footnote"/>
    <style:style style:name="P204" style:family="paragraph" style:parent-style-name="TabbedList2"/>
    <style:style style:name="P205" style:family="paragraph" style:parent-style-name="TabbedList2"/>
    <style:style style:name="P206" style:family="paragraph" style:parent-style-name="TabbedList2"/>
    <style:style style:name="P207" style:family="paragraph" style:parent-style-name="TabbedList2"/>
    <style:style style:name="P208" style:family="paragraph" style:parent-style-name="TabbedList2"/>
    <style:style style:name="P209" style:family="paragraph" style:parent-style-name="TabbedList2"/>
    <style:style style:name="P210" style:family="paragraph" style:parent-style-name="TabbedList2"/>
    <style:style style:name="P211" style:family="paragraph" style:parent-style-name="TabbedList2"/>
    <style:style style:name="P212" style:family="paragraph" style:parent-style-name="TabbedList2"/>
    <style:style style:name="P213" style:family="paragraph" style:parent-style-name="TabbedList2"/>
    <style:style style:name="P214" style:family="paragraph" style:parent-style-name="TabbedList2"/>
    <style:style style:name="P215" style:family="paragraph" style:parent-style-name="TabbedList2"/>
    <style:style style:name="P216" style:family="paragraph" style:parent-style-name="Output"/>
    <style:style style:name="P217" style:family="paragraph" style:parent-style-name="Output"/>
    <style:style style:name="P218" style:family="paragraph" style:parent-style-name="Output"/>
    <style:style style:name="P219" style:family="paragraph" style:parent-style-name="Output"/>
    <style:style style:name="P220" style:family="paragraph" style:parent-style-name="Output"/>
    <style:style style:name="P221" style:family="paragraph" style:parent-style-name="Output"/>
    <style:style style:name="P222" style:family="paragraph" style:parent-style-name="Output"/>
    <style:style style:name="P223" style:family="paragraph" style:parent-style-name="Output"/>
    <style:style style:name="P224" style:family="paragraph" style:parent-style-name="Output"/>
    <style:style style:name="P225" style:family="paragraph" style:parent-style-name="Output"/>
    <style:style style:name="P226" style:family="paragraph" style:parent-style-name="Output"/>
    <style:style style:name="P227" style:family="paragraph" style:parent-style-name="Output"/>
    <style:style style:name="P228" style:family="paragraph" style:parent-style-name="Output"/>
    <style:style style:name="P229" style:family="paragraph" style:parent-style-name="Output"/>
    <style:style style:name="P230" style:family="paragraph" style:parent-style-name="Output"/>
    <style:style style:name="P231" style:family="paragraph" style:parent-style-name="Output"/>
    <style:style style:name="P232" style:family="paragraph" style:parent-style-name="Output"/>
    <style:style style:name="P233" style:family="paragraph" style:parent-style-name="Output"/>
    <style:style style:name="P234" style:family="paragraph" style:parent-style-name="Output"/>
    <style:style style:name="T1" style:family="text">
      <style:text-properties fo:font-variant="normal" fo:text-transform="none" style:text-position="0% 100%"/>
    </style:style>
    <style:style style:name="T2" style:family="text">
      <style:text-properties text:display="true"/>
    </style:style>
    <style:style style:name="T3" style:family="text">
      <style:text-properties text:display="none"/>
    </style:style>
    <style:style style:name="T4" style:family="text">
      <style:text-properties style:font-name="Times New Roman" style:font-name-asian="Times New Roman" style:font-name-complex="Times New Roman"/>
    </style:style>
    <style:style style:name="T5" style:family="text">
      <style:text-properties fo:font-size="12pt" style:font-size-asian="12pt" style:font-size-complex="1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Monitoring Enstore on the Web</text:h>
      <text:p text:style-name="Text_20_body">There are several installed Enstore systems at Fermilab. <text:s/>Currently these include STKEN for general Fermilab users, CDFEN for CDF RunII, and D0EN for D0 RunII. <text:s/>For each Enstore system, a separate but structurally identical series of web pages is available for monitoring the system and any jobs you’ve submitted to it. <text:s/>The currently implemented websites for Enstore monitoring include:</text:p>
      <text:list text:style-name="L4">
        <text:list-item>
          <text:p text:style-name="P97"><text:span text:style-name="WebJump">http://www-stken.fnal.gov/enstore/enstore_system.html</text:span> for STKEN</text:p>
        </text:list-item>
        <text:list-item>
          <text:p text:style-name="P97"><text:span text:style-name="WebJump">http://www-cdfen.fnal.gov/enstore/enstore_system.html</text:span> for CDFEN</text:p>
        </text:list-item>
        <text:list-item>
          <text:p text:style-name="P97"><text:span text:style-name="WebJump">http://www-d0en.fnal.gov/enstore/enstore_system.html</text:span> for D0EN</text:p>
        </text:list-item>
      </text:list>
      <text:p text:style-name="Text_20_body">We recommend that you bookmark the appropriate one in your browser.</text:p>
      <text:p text:style-name="Text_20_body">In this section, we briefly describe the format and function of the web pages that are of interest to users, and show you how to navigate them.</text:p>
      <text:p text:style-name="Text_20_body">The Enstore pages present snapshots of the status of various components of the Enstore system, and the pages are updated and refreshed periodically. <text:s/>The auto-refresh time interval varies from page to page, and does not correspond with the information update interval, which also varies from page to page. <text:s/>See the online help screens for more detailed information. </text:p>
      <text:p text:style-name="P5"><draw:frame draw:style-name="fr1" draw:name="graphics1" text:anchor-type="as-char" svg:width="0.361in" svg:height="0.25in" draw:z-index="0"><draw:image xlink:href="Pictures/2000000D00000B93000007F5640BEEB1.wmf" xlink:type="simple" xlink:show="embed" xlink:actuate="onLoad"/></draw:frame>Note for Netscape users: <text:s/>Links on these pages are intended to take you straight to the item of interest, not to the top of the page on which it’s found. <text:s/>Due to a Netscape bug, you’ll find yourself at the top of the target page. <text:s/>To get to the item of interest, place your cursor in the URL area of the browser and hit <text:span text:style-name="key">Enter</text:span>.</text:p>
      <text:h text:style-name="Heading_20_2" text:outline-level="2">Top Page</text:h>
      <text:p text:style-name="Text_20_body">The top page for monitoring an Enstore system is located at<text:span text:style-name="file"> http://www-&lt;xyz&gt;en.fnal.gov/enstore/ </text:span>(where<text:span text:style-name="file"> &lt;xyz&gt; </text:span>is one of<text:span text:style-name="file"> stk</text:span>,<text:span text:style-name="file"> cdf </text:span>or<text:span text:style-name="file"> d0</text:span>), as given above. <text:s/>This page has two sections, each containing links to other pages.</text:p>
      <text:h text:style-name="Heading_20_3" text:outline-level="3"><text:soft-page-break/>Enstore System Status Links</text:h>
      <text:p text:style-name="Text_20_body">The links under the <text:span text:style-name="Emphasis">Enstore System Status</text:span> heading lead to status web pages for the Enstore system and its servers, shown here for the D0en system:</text:p>
      <text:p text:style-name="Text_20_body"><text:span text:style-name="T2">enstoresysstatus_top.gif 180</text:span> <draw:frame draw:style-name="fr1" draw:name="graphics2" text:anchor-type="as-char" svg:width="5.1528in" svg:height="3.7917in" draw:z-index="1"><draw:image xlink:href="Pictures/2000000D000099FF000071617BF4C77B.wmf" xlink:type="simple" xlink:show="embed" xlink:actuate="onLoad"/></draw:frame></text:p>
      <text:p text:style-name="Text_20_body">The pages to which these links point (with the exceptions of <text:span text:style-name="Emphasis">Quota and Usage</text:span> and <text:span text:style-name="Emphasis">Production System’s Overall Status</text:span><text:note text:id="ftn0" text:note-class="footnote"><text:note-citation>1</text:note-citation><text:note-body><text:p text:style-name="P203"><text:span text:style-name="Emphasis">Quota and Usage</text:span><text:span text:style-name="T1"> links to a text file with no header; and </text:span><text:span text:style-name="Emphasis">Production System’s Overall Status</text:span><text:span text:style-name="T1"> has the header elements on the right-hand side only.</text:span></text:p></text:note-body></text:note>) share a header format, described in section <text:bookmark-ref text:reference-format="text" text:ref-name="RTF680065006100640065007200"/>.</text:p>
      <text:h text:style-name="Heading_20_3" text:outline-level="3">Information</text:h>
      <text:p text:style-name="Text_20_body">Under the <text:span text:style-name="Emphasis">Information</text:span> header are links for finding help, documentation, and so on.</text:p>
      <text:p text:style-name="Text_20_body"><text:span text:style-name="T2">enstoresysstatus_bot.gif 180</text:span> <text:soft-page-break/><draw:frame draw:style-name="fr1" draw:name="graphics3" text:anchor-type="as-char" svg:width="5.6665in" svg:height="1.861in" draw:z-index="2"><draw:image xlink:href="Pictures/2000000D0000A9650000380415D0DF3F.wmf" xlink:type="simple" xlink:show="embed" xlink:actuate="onLoad"/></draw:frame></text:p>
      <text:h text:style-name="Heading_20_2" text:outline-level="2">Header Format for Status pages</text:h>
      <text:p text:style-name="Text_20_body">Here we see the header for the <text:span text:style-name="EmpBold">Mass Storage Status At-A-Glance</text:span> page (from the link “Enstore System Summary” on the top page):</text:p>
      <text:list text:style-name="L5">
        <text:list-header>
          <text:p text:style-name="P45"><text:span text:style-name="T2">saag_header.gif 162</text:span> <draw:frame draw:style-name="fr1" draw:name="graphics4" text:anchor-type="as-char" svg:width="5.4583in" svg:height="1.028in" draw:z-index="3"><draw:image xlink:href="Pictures/2000000D0000A7D800001F5148878F78.wmf" xlink:type="simple" xlink:show="embed" xlink:actuate="onLoad"/></draw:frame></text:p>
        </text:list-header>
      </text:list>
      <text:p text:style-name="Text_20_body">Header elements:</text:p>
      <text:list text:style-name="L5">
        <text:list-item>
          <text:p text:style-name="P6">In the upper-right corner you’ll find the page title, <text:span text:style-name="EmpBold">Mass Storage Status At-A-Glance</text:span>, in this case.</text:p>
        </text:list-item>
        <text:list-item>
          <text:p text:style-name="P6">Underneath the page title is the name of the Enstore server that created this web page (e.g., Enstore), and the date and time that the current page was created. <text:s/>If the time shown here is more than a few minutes earlier than the current time, you should refresh your browser window to get updated information.</text:p>
        </text:list-item>
        <text:list-item>
          <text:p text:style-name="P6"><text:alphabetical-index-mark text:string-value="online help" text:key1="web pages for monitoring enstore"/><text:span text:style-name="T3"/>The buttons in the upper-left corner are quick links to different pages:</text:p>
          <text:list>
            <text:list-item>
              <text:p text:style-name="P6"><text:span text:style-name="EmpBold">Home</text:span><text:tab/>the top page, described in section <text:bookmark-ref text:reference-format="text" text:ref-name="RTF74006f007000200070006100"/> </text:p>
            </text:list-item>
            <text:list-item>
              <text:p text:style-name="P6"><text:span text:style-name="EmpBold">System</text:span><text:tab/>the <text:span text:style-name="EmpBold">Status At-A-Glance</text:span> page, described in section <text:bookmark-ref text:reference-format="text" text:ref-name="RTF530041004100470020007000"/> (the page associated with the “Enstore System Summary” link on the top page; it is the page shown in the above <text:soft-page-break/>image)</text:p>
            </text:list-item>
            <text:list-item>
              <text:p text:style-name="P6"><text:span text:style-name="EmpBold">Servers</text:span><text:tab/>the <text:span text:style-name="EmpBold">Enstore Server Status</text:span> page, described in section <text:bookmark-ref text:reference-format="text" text:ref-name="RTF730065007200760065007200"/> (the page associated with the “Enstore Server Status” link on the top page)</text:p>
            </text:list-item>
            <text:list-item>
              <text:p text:style-name="P6"><text:span text:style-name="EmpBold">Encp</text:span><text:tab/>the <text:span text:style-name="EmpBold">Encp History</text:span> page, described in section <text:bookmark-ref text:reference-format="text" text:ref-name="RTF65006e006300700020006800"/> (the page associated with the “encp History” link on the top page)</text:p>
            </text:list-item>
            <text:list-item>
              <text:p text:style-name="P6"><text:span text:style-name="EmpBold">Help</text:span><text:tab/>page-specific online help</text:p>
            </text:list-item>
          </text:list>
        </text:list-item>
      </text:list>
      <text:list text:style-name="L6">
        <text:list-item>
          <text:p text:style-name="P14">Underneath these buttons you’ll find the Enstore system identifier; in the above image, it is <text:span text:style-name="Emphasis">D0EN: Enstore for the D0/RunII AML/2</text:span>.</text:p>
        </text:list-item>
      </text:list>
      <text:h text:style-name="Heading_20_2" text:outline-level="2">Mass Storage Status-At-A-Glance Page</text:h>
      <text:p text:style-name="Text_20_body"/>
      <table:table table:name="Table1" table:style-name="Table1">
        <table:table-column table:style-name="Table1.A"/>
        <table:table-column table:style-name="Table1.B"/>
        <table:table-row table:style-name="Table1.1">
          <table:table-cell table:style-name="Table1.A1" office:value-type="string">
            <text:p text:style-name="P116"><text:span text:style-name="EmpBold">What?</text:span></text:p>
          </table:table-cell>
          <table:table-cell table:style-name="Table1.A1" office:value-type="string">
            <text:p text:style-name="P116">The <text:span text:style-name="EmpBold">Status-At-A-Glance</text:span> page presents summarized information indicating which parts of the Enstore system are up and working, which parts have problems, which have a scheduled outage, and other system information. <text:s/>It also provides a mapping between Enstore servers and the nodes that run them.</text:p>
          </table:table-cell>
        </table:table-row>
        <table:table-row table:style-name="Table1.2">
          <table:table-cell table:style-name="Table1.A1" office:value-type="string">
            <text:p text:style-name="P142"><text:span text:style-name="EmpBold"><text:span text:style-name="T4">Why?</text:span></text:span></text:p>
          </table:table-cell>
          <table:table-cell table:style-name="Table1.A1" office:value-type="string">
            <text:p text:style-name="P170">Start at this page when investigating any possible problem. <text:s/>This page indicates which if any components of your Enstore system are experiencing problems.</text:p>
          </table:table-cell>
        </table:table-row>
        <table:table-row table:style-name="Table1.3">
          <table:table-cell table:style-name="Table1.A1" office:value-type="string">
            <text:p text:style-name="P142"><text:span text:style-name="EmpBold"><text:span text:style-name="T4">How?</text:span></text:span></text:p>
          </table:table-cell>
          <table:table-cell table:style-name="Table1.A1" office:value-type="string">
            <text:p text:style-name="P170">To arrive at this page, start at the top page and click “Enstore System Summary”, or click the <text:span text:style-name="key">System</text:span> button on any of the pages.</text:p>
          </table:table-cell>
        </table:table-row>
      </table:table>
      <text:p text:style-name="Standard"/>
      <text:p text:style-name="Text_20_body">The Enstore components and servers listed on this page are described in Chapter 8: <text:s/><text:span text:style-name="Emphasis">Overview of the Enstore Servers</text:span>.</text:p>
      <text:p text:style-name="Heading">Page Description</text:p>
      <text:p text:style-name="Text_20_body">The page is divided into three sections. <text:s/>They list systems and servers, and code them with colored ball icons to indicate their status. <text:s/>The <text:span text:style-name="key">Help</text:span> button at the top of the page <text:soft-page-break/>(see section <text:bookmark-ref text:reference-format="text" text:ref-name="RTF680065006100640065007200"/>) describes the status icons. <text:span text:style-name="T2">saag_top 162</text:span><draw:frame draw:style-name="fr1" draw:name="graphics5" text:anchor-type="as-char" svg:width="5.2362in" svg:height="4.389in" draw:z-index="5"><draw:image xlink:href="Pictures/2000000D00009CAF000083774054CCD5.wmf" xlink:type="simple" xlink:show="embed" xlink:actuate="onLoad"/></draw:frame></text:p>
      <text:p text:style-name="P204"><text:span text:style-name="Italic">Enstore Overall Status</text:span><text:tab/>summarizes the status (from left to right) of Enstore as a whole, the tape robots, the network, and alarm components. <text:s/>There is only one link:</text:p>
      <text:p text:style-name="P204"><text:span text:style-name="T2"><text:tab/>The “network” link in this section takes you to </text:span><text:span text:style-name="Emphasis"><text:span text:style-name="T2">Enstore Network Interface Status</text:span></text:span><text:span text:style-name="T2"> (separate page, but title also </text:span><text:span text:style-name="EmpBold"><text:span text:style-name="T2">Status-At-A-Glance</text:span></text:span><text:span text:style-name="T2">) which lists the nodes in the Enstore system and indicates the status of the data communications between a base node displayed above the list, and each listed node.</text:span></text:p>
      <text:p text:style-name="P204"><text:tab/>The “alarms” link takes you to the <text:span text:style-name="EmpBold">Enstore Active Alarms</text:span> page described in section <text:bookmark-ref text:reference-format="text" text:ref-name="RTF61006c00610072006d002000"/>.</text:p>
      <text:p text:style-name="P204"><text:alphabetical-index-mark text:string-value="server status" text:key1="enstore systems"/><text:span text:style-name="Emphasis"><text:span text:style-name="T3"/></text:span><text:span text:style-name="Emphasis">Enstore Individual Server Status</text:span><text:tab/></text:p>
      <text:p text:style-name="P204"><text:tab/>lists all servers (Chapter 8), library managers (section 8.3), movers (section 8.4), and media changers (section 8.5); includes individual status indicators. <text:s/>Each link in this section takes you to its <text:soft-page-break/>corresponding server entry on the page described in section <text:bookmark-ref text:reference-format="text" text:ref-name="RTF730065007200760065007200"/>.</text:p>
      <text:p text:style-name="Text_20_body"><text:alphabetical-index-mark text:string-value="node-server mapping" text:key1="enstore systems"/><text:span text:style-name="T3"/>Status indicators do not apply to the third section, which lists the nodes in the Enstore system and the servers that run on each of them (below we show the first few rows of the table). <text:s/>There is no status information.<draw:frame draw:style-name="fr1" draw:name="graphics6" text:anchor-type="as-char" svg:width="4.5835in" svg:height="2.0417in" draw:z-index="6"><draw:image xlink:href="Pictures/2000000D0000892600003D7FC7C99F7A.wmf" xlink:type="simple" xlink:show="embed" xlink:actuate="onLoad"/></draw:frame></text:p>
      <text:p text:style-name="Text_20_body">There is a <text:span text:style-name="T2">help screen available via the </text:span><text:span text:style-name="key"><text:span text:style-name="T2">Help</text:span></text:span><text:span text:style-name="T2"> button, and a </text:span>legend at the bottom of the page for the status icons which looks like this:</text:p>
      <text:p text:style-name="Text_20_body"><text:span text:style-name="T2">saag_legend.gif 120</text:span> <draw:frame draw:style-name="fr1" draw:name="graphics7" text:anchor-type="as-char" svg:width="3.2362in" svg:height="0.7917in" draw:z-index="4"><draw:image xlink:href="Pictures/2000000D000061410000184A9552EA71.wmf" xlink:type="simple" xlink:show="embed" xlink:actuate="onLoad"/></draw:frame></text:p>
      <text:h text:style-name="Heading_20_2" text:outline-level="2">Enstore Server Status</text:h>
      <text:p text:style-name="Text_20_body"/>
      <table:table table:name="Table2" table:style-name="Table2">
        <table:table-column table:style-name="Table2.A"/>
        <table:table-column table:style-name="Table2.B"/>
        <table:table-row table:style-name="Table2.1">
          <table:table-cell table:style-name="Table2.A1" office:value-type="string">
            <text:p text:style-name="P116"><text:span text:style-name="EmpBold">What?</text:span></text:p>
          </table:table-cell>
          <table:table-cell table:style-name="Table2.A1" office:value-type="string">
            <text:p text:style-name="P116">As the page title implies, the <text:span text:style-name="EmpBold">Enstore Server Summary</text:span> page provides the status of all the Enstore servers included in your system. <text:s/>This includes movers, library managers, and so on. <text:s/>The servers are described in Chapter 8: <text:s/><text:span text:style-name="Emphasis">Overview of the Enstore Servers</text:span>.</text:p>
          </table:table-cell>
        </table:table-row>
        <table:table-row table:style-name="Table2.2">
          <table:table-cell table:style-name="Table2.A1" office:value-type="string">
            <text:p text:style-name="P142"><text:span text:style-name="EmpBold"><text:span text:style-name="T4">Why?</text:span></text:span></text:p>
          </table:table-cell>
          <table:table-cell table:style-name="Table2.A1" office:value-type="string">
            <text:p text:style-name="P170">Use this page to find out what a particular server is currently doing, and what work it has pending.</text:p>
          </table:table-cell>
        </table:table-row>
        <table:table-row table:style-name="Table2.2">
          <table:table-cell table:style-name="Table2.A1" office:value-type="string">
            <text:p text:style-name="P142"><text:span text:style-name="EmpBold"><text:span text:style-name="T4">How?</text:span></text:span></text:p>
          </table:table-cell>
          <table:table-cell table:style-name="Table2.A1" office:value-type="string">
            <text:p text:style-name="P170">To arrive at this page, start at the top page and click “Enstore Server <text:soft-page-break/>Status”, or click the <text:span text:style-name="key">Servers</text:span> button on any of the pages.</text:p>
          </table:table-cell>
        </table:table-row>
      </table:table>
      <text:p text:style-name="Standard"/>
      <text:p text:style-name="Heading">Page Description</text:p>
      <text:p text:style-name="Text_20_body">The page is divided into two sections.</text:p>
      <text:p text:style-name="Text_20_body"><text:span text:style-name="T2">serverstatustop.gif 162</text:span> <draw:frame draw:style-name="fr1" draw:name="graphics8" text:anchor-type="as-char" svg:width="5.3193in" svg:height="3.3752in" draw:z-index="7"><draw:image xlink:href="Pictures/2000000D00009F0F000065490C059339.wmf" xlink:type="simple" xlink:show="embed" xlink:actuate="onLoad"/></draw:frame></text:p>
      <text:p text:style-name="Text_20_body">The first section, <text:span text:style-name="Emphasis">Shortcuts</text:span>, is simply a compilation of links that point to anchors in the table that comprises the second section. <text:s/>There is also a link labelled “Full File List” which takes you to the <text:span text:style-name="EmpBold">Active File List</text:span> page, described in section <text:bookmark-ref text:reference-format="text" text:ref-name="RTF610063007400690076006500"/> (useful for tracking down the library managers associated with the file you want to investigate if you only know the name of the file).</text:p>
      <text:p text:style-name="Text_20_body">The second (and main) section is a status table which lists all the servers, and displays the server name, status, host, date/time, and last time alive for each. <text:s/>Some server names and status information in this table have links to pages with more information. <text:s/>We define the statuses below by server type.</text:p>
      <text:p text:style-name="Text_20_body">This page is updated and refreshed periodically. <text:span text:style-name="T2">by default every 20 seconds, and refreshes automatically every hour (usually -- this is browser-dependent).</text:span></text:p>
      <text:p text:style-name="Heading"><text:soft-page-break/><text:span text:style-name="T2">Library Managers</text:span></text:p>
      <text:list text:style-name="L7">
        <text:list-item>
          <text:p text:style-name="P15">The link on a library manager (LM) name points to the <text:span text:style-name="EmpBold">Library Manager Queues</text:span> page for the corresponding LM (see section <text:bookmark-ref text:reference-format="text" text:ref-name="RTF6c006900620020006d006100"/>). <text:s/></text:p>
        </text:list-item>
        <text:list-item>
          <text:p text:style-name="P15">The link “Full Queue Elements” points to the <text:span text:style-name="EmpBold">Full Library Manager Info</text:span> page (see section <text:bookmark-ref text:reference-format="text" text:ref-name="RTF660075006c006c0020006c00"/>). <text:s/></text:p>
        </text:list-item>
        <text:list-item>
          <text:p text:style-name="P15">The link on a volume name takes you to a text page with the volume’s inventory information (see section <text:bookmark-ref text:reference-format="text" text:ref-name="RTF76006f006c00200069006e00"/>). <text:s/></text:p>
        </text:list-item>
        <text:list-item>
          <text:p text:style-name="P15"><text:span text:style-name="T2">The link on a mover name points to the </text:span><text:span text:style-name="EmpBold"><text:span text:style-name="T2">Movers</text:span></text:span><text:span text:style-name="T2"> page (see section </text:span><text:span text:style-name="T2"><text:bookmark-ref text:reference-format="text" text:ref-name="RTF6d006f007600650072007300"/></text:span><text:span text:style-name="T2">).</text:span></text:p>
        </text:list-item>
      </text:list>
      <text:p text:style-name="Text_20_body"><draw:frame draw:style-name="fr1" draw:name="graphics9" text:anchor-type="as-char" svg:width="5.278in" svg:height="1.139in" draw:z-index="8"><draw:image xlink:href="Pictures/2000000D00009E07000022A094522AD2.wmf" xlink:type="simple" xlink:show="embed" xlink:actuate="onLoad"/></draw:frame></text:p>
      <text:p text:style-name="Text_20_body">Statuses for library managers (LM) include:</text:p>
      <text:p text:style-name="P50"><text:span text:style-name="file">alive : unlocked</text:span></text:p>
      <text:p text:style-name="P60"><text:tab/>LM is working normally</text:p>
      <text:p text:style-name="P60"><text:span text:style-name="file">alive: locked</text:span><text:tab/>LM is rejecting new <text:span text:style-name="product_5f_name">encp</text:span> requests, but continues to assign jobs already in the pending queue to movers; <text:span text:style-name="product_5f_name">encp</text:span> does not retry</text:p>
      <text:p text:style-name="P60"><text:span text:style-name="file">alive: nowrite</text:span><text:tab/>LM is locked for write requests</text:p>
      <text:p text:style-name="P60"><text:span text:style-name="file">alive: noread</text:span><text:tab/>LM is locked for read requests</text:p>
      <text:p text:style-name="P60"><text:span text:style-name="file">alive: ignore</text:span><text:tab/>LM is ignoring new <text:span text:style-name="product_5f_name">encp</text:span> requests (returning “ok” to <text:span text:style-name="product_5f_name">encp</text:span>), but continues to assign jobs already in the pending queue to movers; <text:span text:style-name="product_5f_name">encp</text:span> retries internally so user is unaware of the delay</text:p>
      <text:p text:style-name="P60"><text:span text:style-name="file"><text:span text:style-name="T2">alive: pause</text:span></text:span><text:span text:style-name="T2"><text:tab/>LM is ignoring new </text:span><text:span text:style-name="product_5f_name"><text:span text:style-name="T2">encp</text:span></text:span><text:span text:style-name="T2"> requests, and holding pending jobs</text:span></text:p>
      <text:p text:style-name="Heading"><text:span text:style-name="T2">Movers</text:span></text:p>
      <text:p text:style-name="Text_20_body">The link on a mover name points to the corresponding mover (MV) on the <text:span text:style-name="EmpBold">Movers</text:span> page <text:soft-page-break/>(described in section <text:bookmark-ref text:reference-format="text" text:ref-name="RTF6d006f007600650072007300"/>).</text:p>
      <text:p text:style-name="Text_20_body"><text:span text:style-name="T2">moverstatus.gif 162</text:span> <draw:frame draw:style-name="fr1" draw:name="graphics10" text:anchor-type="as-char" svg:width="5.2917in" svg:height="2.0138in" draw:z-index="9"><draw:image xlink:href="Pictures/2000000D00009E2100003CAB90821930.wmf" xlink:type="simple" xlink:show="embed" xlink:actuate="onLoad"/></draw:frame></text:p>
      <text:p text:style-name="Text_20_body"><text:span text:style-name="T2">Statuses for movers include:</text:span></text:p>
      <text:p text:style-name="P60"><text:span text:style-name="file">alive : IDLE</text:span><text:tab/>MV is idle because there are no jobs to process</text:p>
      <text:p text:style-name="P60"><text:span text:style-name="file">alive : SETUP</text:span><text:tab/>MV is in initial phase of a job, it is setting up a connection with <text:span text:style-name="product_5f_name">encp</text:span> for a transfer </text:p>
      <text:p text:style-name="P50"><text:span text:style-name="file">alive: busy mounting volume &lt;volname&gt;</text:span></text:p>
      <text:p text:style-name="P60"><text:tab/>MV is waiting for the media changer to finish mounting a tape; the volume name is given</text:p>
      <text:p text:style-name="P60"><text:span text:style-name="file">alive : SEEK</text:span><text:tab/>a tape is mounted, and the correct read or write location on the tape is being located</text:p>
      <text:p text:style-name="P60"><text:span text:style-name="file">alive : busy reading/writing &lt;n&gt; bytes from/to Enstore</text:span></text:p>
      <text:p text:style-name="P60"><text:tab/>MV is reading data from Enstore, or writing data to Enstore; the number of bytes read or written so far is given</text:p>
      <text:p text:style-name="P50"><text:span text:style-name="file">alive : busy dismounting volume &lt;volname&gt;</text:span></text:p>
      <text:p text:style-name="P60"><text:tab/>MV is waiting for media changer to finish dismounting a volume; the volume name is given</text:p>
      <text:p text:style-name="P50"><text:span text:style-name="file">alive : HAVE BOUND volume - IDLE</text:span></text:p>
      <text:p text:style-name="P60"><text:tab/>MV has completed a job but is waiting for a subsequent job for same tape; tape is still in drive</text:p>
      <text:p text:style-name="P50"><text:span text:style-name="file">alive: DRAINING</text:span></text:p>
      <text:p text:style-name="P60"><text:soft-page-break/><text:tab/>MV is completing last job before going offline; it will not accept more jobs</text:p>
      <text:p text:style-name="P50"><text:span text:style-name="file">alive : CLEANING</text:span></text:p>
      <text:p text:style-name="P60"><text:tab/>a cleaning tape is in the drive; MV cannot accept more jobs until the cleaning has finished.</text:p>
      <text:p text:style-name="P50"><text:span text:style-name="file">alive : OFFLINE</text:span></text:p>
      <text:p text:style-name="P60"><text:tab/>MV is offline and not accepting jobs (MV name displayed in orange)</text:p>
      <text:p text:style-name="P50"><text:span text:style-name="file">alive : FINISH_WRITE</text:span></text:p>
      <text:p text:style-name="P60"><text:tab/>MV writing is completed and MV is waiting for file and volume metadata to be created.</text:p>
      <text:p text:style-name="P50"><text:span text:style-name="file">alive : ERROR &lt;text&gt;</text:span></text:p>
      <text:p text:style-name="P60"><text:span text:style-name="T2"><text:tab/>MV is in an error state described by the text, and cannot accept more jobs (MV name displayed in orange)</text:span></text:p>
      <text:p text:style-name="Heading"><text:span text:style-name="T2">Other Servers</text:span></text:p>
      <text:p text:style-name="Text_20_body"><text:span text:style-name="T2">Statuses for all the servers, including movers and library managers:</text:span></text:p>
      <text:p text:style-name="P60"><text:span text:style-name="file">alive</text:span><text:tab/>server is working normally</text:p>
      <text:p text:style-name="P60"><text:span text:style-name="file">timed out</text:span><text:tab/>the inquisitor hasn’t received the latest “I’m alive” message from the server <text:span text:style-name="T2">(we can infer that the server is not working?)</text:span> </text:p>
      <text:p text:style-name="P60"><text:span text:style-name="file">dead</text:span><text:tab/>duration of “timed out” status on server has exceeded configured limit (server name appears in orange)</text:p>
      <text:p text:style-name="P60"><text:span text:style-name="file">not monitoring</text:span><text:tab/>server is known to the enstore system, but is not currently being monitored by the inquisitor (server name is displayed in gray)</text:p>
      <text:p text:style-name="P50"><text:span text:style-name="file">cant update status</text:span></text:p>
      <text:p text:style-name="P60"><text:span text:style-name="T2"><text:tab/>similar to “timed out”, but “can’t update status” means that when the inquisitor asked the LM or Mover for more information, it didn’t get a response.</text:span></text:p>
      <text:h text:style-name="Heading_20_2" text:outline-level="2"><text:soft-page-break/>Active File List</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116"><text:span text:style-name="EmpBold">What?</text:span></text:p>
          </table:table-cell>
          <table:table-cell table:style-name="Table3.A1" office:value-type="string">
            <text:p text:style-name="P116">The <text:span text:style-name="EmpBold">Active File List</text:span> page lists the data files being actively worked on by your Enstore system. <text:s/>The files are listed by user node.</text:p>
          </table:table-cell>
        </table:table-row>
        <table:table-row table:style-name="Table3.2">
          <table:table-cell table:style-name="Table3.A1" office:value-type="string">
            <text:p text:style-name="P142"><text:span text:style-name="EmpBold"><text:span text:style-name="T4">Why?</text:span></text:span></text:p>
          </table:table-cell>
          <table:table-cell table:style-name="Table3.A1" office:value-type="string">
            <text:p text:style-name="P170">Use this page to find your file. <text:s/>This is the right starting page for checking on your job if you only know the name of the file you’re reading or writing (i.e., you don’t know the volume or any Enstore server information). <text:s/>This page has links to pages containing more job-related information.</text:p>
          </table:table-cell>
        </table:table-row>
        <table:table-row table:style-name="Table3.1">
          <table:table-cell table:style-name="Table3.A1" office:value-type="string">
            <text:p text:style-name="P142"><text:span text:style-name="EmpBold"><text:span text:style-name="T4">How?</text:span></text:span></text:p>
          </table:table-cell>
          <table:table-cell table:style-name="Table3.A1" office:value-type="string">
            <text:p text:style-name="P170">To arrive at this page, start at the top page and click “Enstore Server Status”. <text:s/>Then under <text:span text:style-name="Emphasis">Shortcuts</text:span>, click “Full File List”.</text:p>
          </table:table-cell>
        </table:table-row>
      </table:table>
      <text:p text:style-name="Standard"/>
      <text:p text:style-name="Heading">Page Description</text:p>
      <text:p text:style-name="Text_20_body">The files are listed by their full path and name. <text:s/>For each file, the node from/to which it is being read/written is also given. <text:s/>This page doesn’t distinguish between read and write.</text:p>
      <text:p text:style-name="Text_20_body"><text:span text:style-name="T2">activefilelist.gif 150</text:span> <draw:frame draw:style-name="fr1" draw:name="graphics11" text:anchor-type="as-char" svg:width="5.6252in" svg:height="2.7083in" draw:z-index="10"><draw:image xlink:href="Pictures/2000000D0000A7F300005122EEF50BD4.wmf" xlink:type="simple" xlink:show="embed" xlink:actuate="onLoad"/></draw:frame></text:p>
      <text:p text:style-name="Text_20_body">Scroll as necessary or do a search to find your file in the list and click on it. <text:s/>This will <text:soft-page-break/>take you to the <text:span text:style-name="EmpBold">Library Manager Queues</text:span> page for the library manager servicing your job; see section <text:bookmark-ref text:reference-format="text" text:ref-name="RTF6c006900620020006d006100"/>.</text:p>
      <text:h text:style-name="Heading_20_2" text:outline-level="2">Library Manager Queues</text:h>
      <text:p text:style-name="Text_20_body"/>
      <table:table table:name="Table4" table:style-name="Table4">
        <table:table-column table:style-name="Table4.A"/>
        <table:table-column table:style-name="Table4.B"/>
        <table:table-row table:style-name="Table4.1">
          <table:table-cell table:style-name="Table4.A1" office:value-type="string">
            <text:p text:style-name="P116"><text:span text:style-name="EmpBold">What?</text:span></text:p>
          </table:table-cell>
          <table:table-cell table:style-name="Table4.A1" office:value-type="string">
            <text:p text:style-name="P116">The <text:span text:style-name="EmpBold">Library Manager Queues</text:span> page lists the <text:span text:style-name="product_5f_name">encp</text:span> jobs that a selected library manager is currently managing or has pending in a queue (<text:span text:style-name="product_5f_name">encp</text:span> is described in Chapter 6: <text:s/><text:span text:style-name="Emphasis">Copying Files with Encp</text:span>). <text:s/>Movers in states other than busy or IDLE are listed at the bottom of the page (mover statuses are described in section <text:bookmark-ref text:reference-format="text" text:ref-name="RTF730065007200760065007200"/>).</text:p>
          </table:table-cell>
        </table:table-row>
        <table:table-row table:style-name="Table4.1">
          <table:table-cell table:style-name="Table4.A1" office:value-type="string">
            <text:p text:style-name="P142"><text:span text:style-name="EmpBold"><text:span text:style-name="T4">Why?</text:span></text:span></text:p>
          </table:table-cell>
          <table:table-cell table:style-name="Table4.A1" office:value-type="string">
            <text:p text:style-name="P170">Use this page to find out the status of a particular library manager’s read and/or write queue(s) once you know which LM is servicing your job. <text:s/>You can find the status of your job, and its priority relative to other jobs in the queue. <text:s/>From this page you can click links to get full details on the processing of your file and on the volume associated with your file.</text:p>
          </table:table-cell>
        </table:table-row>
        <table:table-row table:style-name="Table4.3">
          <table:table-cell table:style-name="Table4.A1" office:value-type="string">
            <text:p text:style-name="P142"><text:span text:style-name="EmpBold"><text:span text:style-name="T4">How?</text:span></text:span></text:p>
          </table:table-cell>
          <table:table-cell table:style-name="Table4.A1" office:value-type="string">
            <text:p text:style-name="P170">To arrive at this page, follow this string of links starting at the top page. Click “Enstore Server Status”, then:</text:p>
            <text:list text:style-name="L8">
              <text:list-item>
                <text:p text:style-name="P100">If you know the filename but not the library manager, then under <text:span text:style-name="Emphasis">Shortcuts</text:span>, click “Full File List”. <text:s/>Click on your file of interest. <text:s/>This will take you to the <text:span text:style-name="EmpBold">Library Manager Queues</text:span> page for the appropriate library manager. <text:s/></text:p>
              </text:list-item>
              <text:list-item>
                <text:p text:style-name="P100">If you know the library manager, you can click directly on the link in the second section of the <text:span text:style-name="EmpBold">Enstore Server Status</text:span> page, instead.</text:p>
              </text:list-item>
            </text:list>
          </table:table-cell>
        </table:table-row>
      </table:table>
      <text:p text:style-name="Standard"/>
      <text:h text:style-name="Heading_20_3" text:outline-level="3">Suspect Volumes</text:h>
      <text:p text:style-name="Text_20_body">In the case where there are any suspect volumes associated with an LM, this information is displayed on the individual library manager status page.</text:p>
      <text:h text:style-name="Heading_20_3" text:outline-level="3"><text:soft-page-break/>File Reads</text:h>
      <text:p text:style-name="Text_20_body">For the <text:span text:style-name="Emphasis">Reads</text:span>, files are listed by volume. <text:s/>For each volume in use, the page lists the mover servicing it. <text:s/>Each <text:span text:style-name="product_5f_name">encp</text:span> job is listed on a separate line. <text:s/>The line lists the host to which the file is to be copied, the last 70 or so bytes of the filename (filenames can get quite long), the file’s current priority in the queue, and the file’s position on the tape. </text:p>
      <text:p text:style-name="Text_20_body"><text:span text:style-name="T2">libmanqueues.gif 150</text:span> <draw:frame draw:style-name="fr1" draw:name="graphics12" text:anchor-type="as-char" svg:width="5.611in" svg:height="3.528in" draw:z-index="11"><draw:image xlink:href="Pictures/2000000D0000A7D8000069D53049AF13.wmf" xlink:type="simple" xlink:show="embed" xlink:actuate="onLoad"/></draw:frame></text:p>
      <text:p text:style-name="Text_20_body">To get full information on the library manager’s processing, click <text:span text:style-name="Emphasis">Full Queue Elements</text:span> next to <text:span text:style-name="Emphasis">Reads</text:span> to arrive at the <text:span text:style-name="Emphasis">Full Library Manager Info</text:span> page (described in section <text:bookmark-ref text:reference-format="text" text:ref-name="RTF660075006c006c0020006c00"/>). <text:s/>To get full information on a volume being read, click the volume id at the top-left of the queue containing your file. <text:s/>This takes you to the text inventory page for that volume (described in section <text:bookmark-ref text:reference-format="text" text:ref-name="RTF76006f006c00200069006e00"/>).</text:p>
      <text:h text:style-name="Heading_20_3" text:outline-level="3">File Writes</text:h>
      <text:p text:style-name="Text_20_body">Under <text:span text:style-name="Emphasis">Writes</text:span>, this page lists write jobs by file family. <text:s/>A mover is listed after the file family for a file only if the file is currently being worked on. <text:span text:style-name="T2">lmq_writes 210</text:span> <text:soft-page-break/><draw:frame draw:style-name="fr1" draw:name="graphics13" text:anchor-type="as-char" svg:width="4.778in" svg:height="1.0555in" draw:z-index="12"><draw:image xlink:href="Pictures/2000000D00008ED50000200A3C57BA78.wmf" xlink:type="simple" xlink:show="embed" xlink:actuate="onLoad"/></draw:frame></text:p>
      <text:p text:style-name="Text_20_body">Each file in the write queue appears on a separate line. <text:s/>Each line lists several pieces of information: <text:s/>the host from which the file is to be copied, the last several bytes of the filename (filenames can get quite long), and the current priority and file family width. <text:s/></text:p>
      <text:p text:style-name="Text_20_body">The mover name provides a link to the <text:span text:style-name="EmpBold">Movers</text:span> page, described in section <text:bookmark-ref text:reference-format="text" text:ref-name="RTF6d006f007600650072007300"/>.</text:p>
      <text:p text:style-name="Heading">Job Processing and File Family Width</text:p>
      <text:p text:style-name="Text_20_body">Normally, the number of WRITE jobs running per file family can equal but not exceed the file family width (see section 2.2.2 <text:span text:style-name="Emphasis">File Family Width</text:span>). <text:s/>If a READ job is running on a tape that is not marked full, this also counts against the width. <text:s/></text:p>
      <text:p text:style-name="Text_20_body"><draw:frame draw:style-name="fr1" draw:name="graphics14" text:anchor-type="as-char" svg:width="0.361in" svg:height="0.25in" draw:z-index="13"><draw:image xlink:href="Pictures/2000000D00000B93000007F5640BEEB1.wmf" xlink:type="simple" xlink:show="embed" xlink:actuate="onLoad"/></draw:frame>But note: <text:s/>Even if the number of current jobs equals the width, it is possible for a new READ job to start on a tape that’s not full (if the tape is marked full, the width is not an issue and the READ job can start anyway) since the width is checked only when assigning WRITE jobs; thus temporarily, the width may be exceeded. <text:s/>Any pending WRITE job must wait until the the number of jobs that count against the width drops below the width value.</text:p>
      <text:h text:style-name="Heading_20_3" text:outline-level="3">Additional Movers</text:h>
      <text:p text:style-name="Text_20_body">Underneath this information, there may be a table listing additional movers.<text:span text:style-name="T2">additional_movers 180</text:span> <draw:frame draw:style-name="fr1" draw:name="graphics15" text:anchor-type="as-char" svg:width="4.7083in" svg:height="1.028in" draw:z-index="14"><draw:image xlink:href="Pictures/2000000D00008CC400001F362CEEA96F.wmf" xlink:type="simple" xlink:show="embed" xlink:actuate="onLoad"/></draw:frame> </text:p>
      <text:p text:style-name="Text_20_body">Movers that are in any of the following states are listed here (see section <text:bookmark-ref text:reference-format="text" text:ref-name="RTF730065007200760065007200"/> for status descriptions):</text:p>
      <text:list text:style-name="L9">
        <text:list-item>
          <text:p text:style-name="P19"><text:soft-page-break/>CLEANING</text:p>
        </text:list-item>
        <text:list-item>
          <text:p text:style-name="P19">DISMOUNT_WAIT</text:p>
        </text:list-item>
        <text:list-item>
          <text:p text:style-name="P19">ERROR</text:p>
        </text:list-item>
        <text:list-item>
          <text:p text:style-name="P19">HAVE_BOUND</text:p>
        </text:list-item>
      </text:list>
      <text:list text:style-name="L10">
        <text:list-item>
          <text:p text:style-name="P22">OFFLINE</text:p>
        </text:list-item>
      </text:list>
      <text:p text:style-name="Text_20_body">Movers not listed anywhere on the page may be assumed to be IDLE, i.e., waiting for a job.</text:p>
      <text:h text:style-name="Heading_20_2" text:outline-level="2">Full Library Manager Info</text:h>
      <text:p text:style-name="Text_20_body"/>
      <table:table table:name="Table5" table:style-name="Table5">
        <table:table-column table:style-name="Table5.A"/>
        <table:table-column table:style-name="Table5.B"/>
        <table:table-row table:style-name="Table5.1">
          <table:table-cell table:style-name="Table5.A1" office:value-type="string">
            <text:p text:style-name="P116"><text:span text:style-name="EmpBold">What?</text:span></text:p>
          </table:table-cell>
          <table:table-cell table:style-name="Table5.A1" office:value-type="string">
            <text:p text:style-name="P116">The <text:span text:style-name="EmpBold">Full Library Manager Info</text:span> page displays the job parameters for each file in a given library manager’s current READ and WRITE queues (e.g., local file name, local node, file family, volume ID, priority, etc.).</text:p>
          </table:table-cell>
        </table:table-row>
        <table:table-row table:style-name="Table5.1">
          <table:table-cell table:style-name="Table5.A1" office:value-type="string">
            <text:p text:style-name="P142"><text:span text:style-name="EmpBold"><text:span text:style-name="T4">Why?</text:span></text:span></text:p>
          </table:table-cell>
          <table:table-cell table:style-name="Table5.A1" office:value-type="string">
            <text:p text:style-name="P170">Use this page to find the status of a READ or WRITE job, e.g., the file’s position in the queue, how long it’s been in a queue, when it was “dequeued” (i.e., when processing started), and other details about how Enstore is processing it.</text:p>
          </table:table-cell>
        </table:table-row>
        <table:table-row table:style-name="Table5.3">
          <table:table-cell table:style-name="Table5.A1" office:value-type="string">
            <text:p text:style-name="P142"><text:span text:style-name="EmpBold"><text:span text:style-name="T4">How?</text:span></text:span></text:p>
          </table:table-cell>
          <table:table-cell table:style-name="Table5.A1" office:value-type="string">
            <text:p text:style-name="P170">To arrive at this page, follow this string of links starting at the top page. <text:s/>Click “Enstore Server Status”, find the library manager you want, and click “Full Queue Elements”.</text:p>
            <text:p text:style-name="P170">If you don’t know which LM you want but you know the file, take this route. <text:s/>On the <text:span text:style-name="EmpBold">Enstore Server Status </text:span>page under <text:span text:style-name="Emphasis">Shortcuts</text:span>, click “Full File List”. <text:s/>On the <text:span text:style-name="EmpBold">Active File List </text:span>page, click on your file of interest. <text:s/>This will take you to the <text:span text:style-name="EmpBold">Library Manager Queues</text:span> page for the appropriate library manager. <text:s/>Here, click “Full Queue Elements” next to <text:span text:style-name="Emphasis">Reads</text:span> to come to the <text:span text:style-name="EmpBold">Full Library Manager Info</text:span> page. <text:s/>On this page, you can scroll down and locate your file.</text:p>
          </table:table-cell>
        </table:table-row>
      </table:table>
      <text:p text:style-name="Standard"/>
      <text:p text:style-name="Heading"><text:soft-page-break/>Page Description</text:p>
      <text:p text:style-name="Text_20_body"><text:span text:style-name="T2">fulllibmaninfo.gif 162</text:span> <draw:frame draw:style-name="fr1" draw:name="graphics16" text:anchor-type="as-char" svg:width="5.6252in" svg:height="3.278in" draw:z-index="15"><draw:image xlink:href="Pictures/2000000D0000A80D0000622F2F36CFDF.wmf" xlink:type="simple" xlink:show="embed" xlink:actuate="onLoad"/></draw:frame></text:p>
      <text:p text:style-name="Text_20_body">Your file will appear as one of two types of entries on this page: one type for files being worked on, and another for files pending in the queue.</text:p>
      <text:p text:style-name="Text_20_body"><draw:frame draw:style-name="fr1" draw:name="graphics17" text:anchor-type="as-char" svg:width="4.6528in" svg:height="2.1665in" draw:z-index="16"><draw:image xlink:href="Pictures/2000000D00008B02000040E85B1BA154.wmf" xlink:type="simple" xlink:show="embed" xlink:actuate="onLoad"/></draw:frame></text:p>
      <text:p text:style-name="Text_20_body">For those files being worked on, the mover name is given, and it provides a link to the <text:span text:style-name="EmpBold">Movers</text:span> page, described in section <text:bookmark-ref text:reference-format="text" text:ref-name="RTF6d006f007600650072007300"/>.</text:p>
      <text:h text:style-name="Heading_20_2" text:outline-level="2">Tape Inventory Page (Text)</text:h>
      <text:p text:style-name="Text_20_body">There are a couple of pages that present volume inventory information. <text:s/>One is straight <text:soft-page-break/>text, discussed in this section. <text:s/>The other page is dynamically generated HTML; see section <text:bookmark-ref text:reference-format="text" text:ref-name="RTF76006f006c00200069006e00"/> . <text:s/>The formats of both pages are similar.</text:p>
      <text:p text:style-name="Text_20_body"/>
      <table:table table:name="Table6" table:style-name="Table6">
        <table:table-column table:style-name="Table6.A"/>
        <table:table-column table:style-name="Table6.B"/>
        <table:table-row table:style-name="Table6.1">
          <table:table-cell table:style-name="Table6.A1" office:value-type="string">
            <text:p text:style-name="P116"><text:span text:style-name="EmpBold">What?</text:span></text:p>
          </table:table-cell>
          <table:table-cell table:style-name="Table6.A1" office:value-type="string">
            <text:p text:style-name="P116">For each volume declared to your Enstore system, there is a page that presents volume inventory information in straight text format. <text:s/>The page gets updated periodically; be aware that it may not reflect the most recent information.</text:p>
          </table:table-cell>
        </table:table-row>
        <table:table-row table:style-name="Table6.2">
          <table:table-cell table:style-name="Table6.A1" office:value-type="string">
            <text:p text:style-name="P142"><text:span text:style-name="EmpBold"><text:span text:style-name="T4">Why?</text:span></text:span></text:p>
          </table:table-cell>
          <table:table-cell table:style-name="Table6.A1" office:value-type="string">
            <text:p text:style-name="P170">Use this page to find out details of the storage of your file(s) on a volume, to see how full a tape is, or to check the inhibits. <text:span text:style-name="T2"><text:s/>define and list inhibits </text:span></text:p>
          </table:table-cell>
        </table:table-row>
        <table:table-row table:style-name="Table6.3">
          <table:table-cell table:style-name="Table6.A1" office:value-type="string">
            <text:p text:style-name="P142"><text:span text:style-name="EmpBold"><text:span text:style-name="T4">How?</text:span></text:span></text:p>
          </table:table-cell>
          <table:table-cell table:style-name="Table6.A1" office:value-type="string">
            <text:p text:style-name="P170"><text:span text:style-name="Emphasis">If you only know the filename:</text:span> <text:s/>To arrive at the text web page, follow this string of links starting at the top page: click “Enstore Server Status”; then under <text:span text:style-name="Emphasis">Shortcuts</text:span>, click “Full File List”. <text:s/>Click on your file of interest. <text:s/>This will take you to the <text:span text:style-name="EmpBold">Library Manager Queues</text:span> page for the appropriate library manager. <text:s/>Find your file, and click the corresponding volume ID to come to the inventory page for that volume.</text:p>
            <text:p text:style-name="P170"><text:span text:style-name="Emphasis">If you know the volume name:</text:span> <text:s/>To arrive at the text web page, follow this string of links starting at the top page: click “Enstore Server Status”; then look for the volume name listed with one of the active library managers, and click on the volume.</text:p>
          </table:table-cell>
        </table:table-row>
      </table:table>
      <text:p text:style-name="Standard"/>
      <text:p text:style-name="Heading">Page Description</text:p>
      <text:p text:style-name="Text_20_body">At the top of the volume inventory (text) page, you’ll find the volume ID, the last accessed date, the number of bytes free, the number of bytes written, and the inhibits (described below).</text:p>
      <text:p text:style-name="Text_20_body">The volume inventory contains a line for each file on the volume, listed in location order. <text:s/>In addition to the tape label, this page lists the bfid, size, location_cookie, delflag, and original_name (the name given in the <text:span text:style-name="product_5f_name">encp</text:span> command used to write it). <text:s/>Scroll down to the bottom of the page to find information for the tape volume itself.</text:p>
      <text:p text:style-name="Text_20_body"><text:span text:style-name="T2">tapeinvtext.gif 175</text:span> <text:soft-page-break/><draw:frame draw:style-name="fr1" draw:name="graphics18" text:anchor-type="as-char" svg:width="5.5138in" svg:height="3.0972in" draw:z-index="17"><draw:image xlink:href="Pictures/2000000D0000A4D900005C9B05716459.wmf" xlink:type="simple" xlink:show="embed" xlink:actuate="onLoad"/></draw:frame></text:p>
      <text:p text:style-name="Heading">Inhibits</text:p>
      <text:p text:style-name="Text_20_body">The inhibits are listed on the page in the format<text:span text:style-name="file"> system_inhibit[0] - system_inhibit[1]</text:span>.</text:p>
      <text:p text:style-name="Text_20_body"><text:span text:style-name="file">system_inhibit[0] </text:span>can take any of the following values:</text:p>
      <text:p text:style-name="P109">none<text:tab/>the normal state (no inhibits)</text:p>
      <text:p text:style-name="P109">READONLY<text:tab/>volume is read-only</text:p>
      <text:p text:style-name="P109">DELETED<text:tab/>volume has been deleted, but admins can still restore the metadata if the volume has not been reused.</text:p>
      <text:p text:style-name="P109">NOACCESS<text:tab/>no access allowed (set by system to prevent further access to volume on which it found an error; once the problem is resolved the operator must clear the NOACCESS state or if the problem is not quickly resolvable they will set it to NOTALLOWED)</text:p>
      <text:p text:style-name="P109">NOTALLOWED<text:tab/>no access allowed (set manually by the operator to prevent access to volume)</text:p>
      <text:p text:style-name="Text_20_body"><text:span text:style-name="file"/></text:p>
      <text:p text:style-name="Text_20_body"><text:span text:style-name="file">system_inhibit[1] </text:span>can take any of the following values:</text:p>
      <text:p text:style-name="P109">none<text:tab/>the normal state (no inhibits)</text:p>
      <text:p text:style-name="P109"><text:soft-page-break/>full<text:tab/>volume is full</text:p>
      <text:p text:style-name="TabbedIndent">migrated<text:tab/>files have been migrated to another tape</text:p>
      <text:p text:style-name="TabbedIndent">migrating<text:tab/>files are in the process of being migrated to another tape</text:p>
      <text:p text:style-name="TabbedIndent">duplicated<text:tab/>files have been duplicated to anther tape (mimicking the multiple copies feature of encp)</text:p>
      <text:p text:style-name="TabbedIndent">duplicating<text:tab/>files are in the process of being duplicated to another tape</text:p>
      <text:p text:style-name="TabbedIndent">cloned<text:tab/>files have been copied to another tape of the same media type</text:p>
      <text:p text:style-name="TabbedIndent">cloning<text:tab/>files are in the process of being copied to another tape of the same media type</text:p>
      <text:h text:style-name="Heading_20_2" text:outline-level="2">Movers Page</text:h>
      <text:p text:style-name="Text_20_body"/>
      <table:table table:name="Table7" table:style-name="Table7">
        <table:table-column table:style-name="Table7.A"/>
        <table:table-column table:style-name="Table7.B"/>
        <table:table-row table:style-name="Table7.1">
          <table:table-cell table:style-name="Table7.A1" office:value-type="string">
            <text:p text:style-name="P116"><text:span text:style-name="EmpBold">What?</text:span></text:p>
          </table:table-cell>
          <table:table-cell table:style-name="Table7.A1" office:value-type="string">
            <text:p text:style-name="P116">The <text:span text:style-name="EmpBold">Movers</text:span> page displays the current status of all the movers. <text:s/>(The mover statuses are described in section <text:bookmark-ref text:reference-format="text" text:ref-name="RTF730065007200760065007200"/>.)</text:p>
          </table:table-cell>
        </table:table-row>
        <table:table-row table:style-name="Table7.2">
          <table:table-cell table:style-name="Table7.A1" office:value-type="string">
            <text:p text:style-name="P142"><text:span text:style-name="EmpBold"><text:span text:style-name="T4">Why?</text:span></text:span></text:p>
          </table:table-cell>
          <table:table-cell table:style-name="Table7.A1" office:value-type="string">
            <text:p text:style-name="P170">Use this page to see how far into a job a mover is, or to check other job details related to the mover, e.g., what volume is being used for your job.</text:p>
          </table:table-cell>
        </table:table-row>
        <text:soft-page-break/>
        <table:table-row table:style-name="Table7.3">
          <table:table-cell table:style-name="Table7.A1" office:value-type="string">
            <text:p text:style-name="P142"><text:span text:style-name="EmpBold"><text:span text:style-name="T4">How?</text:span></text:span></text:p>
          </table:table-cell>
          <table:table-cell table:style-name="Table7.A1" office:value-type="string">
            <text:p text:style-name="P170">There are several paths to arrive at this page. <text:s/>The two easiest and most common are:</text:p>
            <text:list text:style-name="L11">
              <text:list-item>
                <text:p text:style-name="P102">On the top page click “Enstore Server Status”. <text:s/>Click on a mover.</text:p>
              </text:list-item>
              <text:list-item>
                <text:p text:style-name="P102">On the top page click “Enstore Server Status”. <text:s/>Choose a library manager to get to the <text:span text:style-name="EmpBold">Library Manager Queues</text:span> page, then click on a mover.</text:p>
              </text:list-item>
              <text:list-item>
                <text:p text:style-name="P102"><text:span text:style-name="T2">Choose a library manager to get to the </text:span><text:span text:style-name="EmpBold"><text:span text:style-name="T2">Library Manager Queues</text:span></text:span><text:span text:style-name="T2"> page, choose “Full Queue Elements” to get to the </text:span><text:span text:style-name="EmpBold"><text:span text:style-name="T2">Full Library Manager Info</text:span></text:span><text:span text:style-name="T2"> page, choose a mover</text:span></text:p>
              </text:list-item>
              <text:list-item>
                <text:p text:style-name="P102"><text:span text:style-name="T2">Choose “Full File List” to get to the </text:span><text:span text:style-name="EmpBold"><text:span text:style-name="T2">Active File List</text:span></text:span><text:span text:style-name="T2"> page, choose a file to get to the </text:span><text:span text:style-name="EmpBold"><text:span text:style-name="T2">Library Manager Queues</text:span></text:span><text:span text:style-name="T2"> page, choose a mover</text:span></text:p>
              </text:list-item>
              <text:list-item>
                <text:p text:style-name="P102"><text:span text:style-name="T2">Choose “Full File List” to get to the </text:span><text:span text:style-name="EmpBold"><text:span text:style-name="T2">Active File List</text:span></text:span><text:span text:style-name="T2"> page, choose a file to get to the </text:span><text:span text:style-name="EmpBold"><text:span text:style-name="T2">Library Manager Queues</text:span></text:span><text:span text:style-name="T2"> page, choose “Full Queue Elements” to get to the </text:span><text:span text:style-name="EmpBold"><text:span text:style-name="T2">Full Library Manager Info</text:span></text:span><text:span text:style-name="T2"> page, choose a mover</text:span></text:p>
              </text:list-item>
            </text:list>
            <text:p text:style-name="P202"/>
          </table:table-cell>
        </table:table-row>
      </table:table>
      <text:p text:style-name="Text_20_body">When you click on a specific mover, you are brought to the entry for that mover on the <text:span text:style-name="EmpBold">Movers</text:span> page.</text:p>
      <text:p text:style-name="Heading">Page Description</text:p>
      <text:p text:style-name="Text_20_body">This web page shows the most recent known state of all of the movers in the Enstore system. <text:s/>The first image (below) shows the field headings. <text:s/>The online help page provides a detailed description of the fields.</text:p>
      <text:p text:style-name="Text_20_body"><text:span text:style-name="T2">moversheading.gif 175</text:span> <text:soft-page-break/><draw:frame draw:style-name="fr2" draw:name="graphics19" text:anchor-type="as-char" svg:y="-1.3402in" svg:width="5.4307in" svg:height="1.6945in" draw:z-index="18"><draw:image xlink:href="Pictures/2000000D0000A24400003329241461D9.wmf" xlink:type="simple" xlink:show="embed" xlink:actuate="onLoad"/></draw:frame></text:p>
      <text:p text:style-name="Text_20_body">This next image shows movers that are busy mounting, seeking and writing tapes. <text:s/>The pnfs and user filenames are given as appropriate: <text:span text:style-name="T2">moversbusy.gif 162</text:span><draw:frame draw:style-name="fr1" draw:name="graphics20" text:anchor-type="as-char" svg:width="5.2638in" svg:height="3.0555in" draw:z-index="19"><draw:image xlink:href="Pictures/2000000D0000ABE000005B924E529C8C.wmf" xlink:type="simple" xlink:show="embed" xlink:actuate="onLoad"/></draw:frame></text:p>
      <text:p text:style-name="Text_20_body">This image shows movers that are idle (awaiting a job), and busy reading a tape: <text:span text:style-name="T2">movers_idle.gif 162</text:span></text:p>
      <text:p text:style-name="Text_20_body"><text:soft-page-break/><text:s/><draw:frame draw:style-name="fr1" draw:name="graphics21" text:anchor-type="as-char" svg:width="5.4028in" svg:height="2.25in" draw:z-index="20"><draw:image xlink:href="Pictures/2000000D0000A1A5000043CDE45C4C3F.wmf" xlink:type="simple" xlink:show="embed" xlink:actuate="onLoad"/></draw:frame></text:p>
      <text:p text:style-name="Heading">Understanding the Number of Bytes Read/Written</text:p>
      <text:p text:style-name="Text_20_body">For a READ job, </text:p>
      <text:p text:style-name="P49">“Last/Current Read (bytes)”<text:tab/>means “bytes read from tape”</text:p>
      <text:p text:style-name="P49">“Last/Current Write (bytes)”<text:tab/>means “bytes written to user’s file”</text:p>
      <text:p text:style-name="Text_20_body">whereas for a WRITE job, </text:p>
      <text:p text:style-name="P49">“Last/Current Read (bytes)”<text:tab/>means “bytes read from user’s file”</text:p>
      <text:p text:style-name="P49">“Last/Current Write (bytes)”<text:tab/>means “bytes written to tape”</text:p>
      <text:p text:style-name="Text_20_body">For jobs in progress, the number of “Current Read (bytes)” is by necessity higher than “Current Write (bytes)”.</text:p>
      <text:p text:style-name="Text_20_body">For finished jobs (e.g., of status IDLE or busy dismounting volume), you can compare “Last Read (bytes)” to “Last Write (bytes)” to tell if a job was a READ or WRITE. <text:s/>The file size is always bigger on tape than on the user’s disk because the file family wrapper is on the tape copy only. <text:s/>So for example, on a READ job, Enstore reads a larger file from tape and writes a smaller one to disk, and thus the “Last Read (bytes)” value is larger than “Last Write (bytes)” (as shown in image below). <text:s/>The converse is true for a WRITE job.</text:p>
      <text:p text:style-name="Text_20_body"><text:span text:style-name="T2">moverslastread.gif 162</text:span><draw:frame draw:style-name="fr1" draw:name="graphics22" text:anchor-type="as-char" svg:width="5.2638in" svg:height="0.7638in" draw:z-index="21"><draw:image xlink:href="Pictures/2000000D00009D9D000017912353FDD9.wmf" xlink:type="simple" xlink:show="embed" xlink:actuate="onLoad"/></draw:frame></text:p>
      <text:h text:style-name="Heading_20_2" text:outline-level="2"><text:soft-page-break/>Encp History</text:h>
      <text:p text:style-name="Text_20_body"/>
      <table:table table:name="Table8" table:style-name="Table8">
        <table:table-column table:style-name="Table8.A"/>
        <table:table-column table:style-name="Table8.B"/>
        <table:table-row table:style-name="Table8.1">
          <table:table-cell table:style-name="Table8.A1" office:value-type="string">
            <text:p text:style-name="P116"><text:span text:style-name="EmpBold">What?</text:span></text:p>
          </table:table-cell>
          <table:table-cell table:style-name="Table8.A1" office:value-type="string">
            <text:p text:style-name="P116">This page lists the last several <text:span text:style-name="product_5f_name">encp</text:span> transfers that have completed, either successfully or with an error.</text:p>
          </table:table-cell>
        </table:table-row>
        <table:table-row table:style-name="Table8.2">
          <table:table-cell table:style-name="Table8.A1" office:value-type="string">
            <text:p text:style-name="P142"><text:span text:style-name="EmpBold"><text:span text:style-name="T4">Why?</text:span></text:span></text:p>
          </table:table-cell>
          <table:table-cell table:style-name="Table8.A1" office:value-type="string">
            <text:p text:style-name="P170">Use this page to review recent <text:span text:style-name="product_5f_name">encp</text:span> transfers.</text:p>
          </table:table-cell>
        </table:table-row>
        <table:table-row table:style-name="Table8.1">
          <table:table-cell table:style-name="Table8.A1" office:value-type="string">
            <text:p text:style-name="P142"><text:span text:style-name="EmpBold"><text:span text:style-name="T4">How?</text:span></text:span></text:p>
          </table:table-cell>
          <table:table-cell table:style-name="Table8.A1" office:value-type="string">
            <text:p text:style-name="P170">To arrive at the <text:span text:style-name="EmpBold">Encp History</text:span> page, click “Encp History” on the top page or the <text:span text:style-name="key">ENCP</text:span> button at the top of any page.</text:p>
          </table:table-cell>
        </table:table-row>
      </table:table>
      <text:p text:style-name="Heading">Page Description</text:p>
      <text:p text:style-name="Text_20_body">On the <text:span text:style-name="EmpBold">Encp History </text:span>page:</text:p>
      <text:p text:style-name="P47">Successful transfers show<text:tab/>time that transfer completed, node, username and storage group, mover interface (the TCP/IP interface used on the mover node), bytes transferred, volume ID, and rates for network, transfer, drive, disk and overall (all in Mb/s). See section 6.5.3 <text:span text:style-name="Emphasis">Encp Transfer Rates Defined</text:span>. </text:p>
      <text:p text:style-name="P46">Unsuccessful transfers show<text:tab/>time of attempted transfer, node, username, storage group and error summary. <text:s/>Each error summary contains a link to a more detailed error message.</text:p>
      <text:p text:style-name="Text_20_body">The top portion of the page is a table listing details of each recent transfer:</text:p>
      <text:p text:style-name="Text_20_body"><text:span text:style-name="T2">There is a help screen available via the </text:span><text:span text:style-name="key"><text:span text:style-name="T2">Help</text:span></text:span><text:span text:style-name="T2"> button.</text:span></text:p>
      <text:p text:style-name="Text_20_body"><text:span text:style-name="T2">encphistory.gif 210</text:span></text:p>
      <text:p text:style-name="Text_20_body"><text:soft-page-break/><text:span text:style-name="T2"><text:s/></text:span><draw:frame draw:style-name="fr1" draw:name="graphics23" text:anchor-type="as-char" svg:width="5.1945in" svg:height="2.278in" draw:z-index="23"><draw:image xlink:href="Pictures/2000000D00009B5700004451272D5C7F.wmf" xlink:type="simple" xlink:show="embed" xlink:actuate="onLoad"/></draw:frame></text:p>
      <text:p text:style-name="Text_20_body">The value under <text:span text:style-name="Emphasis">Bytes</text:span> provides a link to the <text:span text:style-name="Emphasis">Files Transferred</text:span> area of the page which gives you the originating and destination file names:</text:p>
      <text:p text:style-name="Text_20_body"><text:span text:style-name="T2">filestransferred.gif 162</text:span></text:p>
      <text:p text:style-name="Text_20_body"><text:s/><draw:frame draw:style-name="fr1" draw:name="graphics24" text:anchor-type="as-char" svg:width="4.611in" svg:height="1.4165in" draw:z-index="24"><draw:image xlink:href="Pictures/2000000D000089FA00002AE49AC8B034.wmf" xlink:type="simple" xlink:show="embed" xlink:actuate="onLoad"/></draw:frame></text:p>
      <text:p text:style-name="Text_20_body">At the very bottom of the page, you can find the errors in red, if any:</text:p>
      <text:p text:style-name="Text_20_body"><text:span text:style-name="T2">filestransferrederrors.gif 175</text:span><text:span text:style-name="T2"><draw:frame draw:style-name="fr1" draw:name="graphics25" text:anchor-type="as-char" svg:width="5.4445in" svg:height="0.9028in" draw:z-index="22"><draw:image xlink:href="Pictures/2000000D0000A2C800001B7E9852AC73.wmf" xlink:type="simple" xlink:show="embed" xlink:actuate="onLoad"/></draw:frame></text:span></text:p>
      <text:h text:style-name="P48" text:outline-level="2">Configuration</text:h>
      <text:p text:style-name="P24"/>
      <table:table table:name="Table9" table:style-name="Table9">
        <table:table-column table:style-name="Table9.A"/>
        <table:table-column table:style-name="Table9.B"/>
        <table:table-row table:style-name="Table9.1">
          <table:table-cell table:style-name="Table9.A1" office:value-type="string">
            <text:p text:style-name="P116"><text:span text:style-name="EmpBold">What?</text:span></text:p>
          </table:table-cell>
          <table:table-cell table:style-name="Table9.A1" office:value-type="string">
            <text:p text:style-name="P116">The <text:span text:style-name="EmpBold">Enstore Configuration</text:span> page shows the Enstore system’s current configuration.</text:p>
          </table:table-cell>
        </table:table-row>
        <text:soft-page-break/>
        <table:table-row table:style-name="Table9.2">
          <table:table-cell table:style-name="Table9.A1" office:value-type="string">
            <text:p text:style-name="P142"><text:span text:style-name="EmpBold"><text:span text:style-name="T4">Why?</text:span></text:span></text:p>
          </table:table-cell>
          <table:table-cell table:style-name="Table9.A1" office:value-type="string">
            <text:p text:style-name="P170">This page is for administrators. <text:s/>But if you want configuration information on any component in the Enstore system, you can look here. <text:s/>For example:</text:p>
            <text:list text:style-name="L12">
              <text:list-item>
                <text:p text:style-name="P107">If you see a server listed as unmonitored (in grey) on the <text:span text:style-name="EmpBold">Enstore Server Status</text:span> page, you can verify its status here (if the element<text:span text:style-name="file"> inq_ignore </text:span>appears, the server is unmonitored).</text:p>
              </text:list-item>
              <text:list-item>
                <text:p text:style-name="P107">If you want to check the log files for activity related to a particular mover, look here for the<text:span text:style-name="file"> logname </text:span>value associated with the mover, then search the log files for that string.</text:p>
              </text:list-item>
            </text:list>
          </table:table-cell>
        </table:table-row>
        <table:table-row table:style-name="Table9.1">
          <table:table-cell table:style-name="Table9.A1" office:value-type="string">
            <text:p text:style-name="P142"><text:span text:style-name="EmpBold"><text:span text:style-name="T4">How?</text:span></text:span></text:p>
          </table:table-cell>
          <table:table-cell table:style-name="Table9.A1" office:value-type="string">
            <text:p text:style-name="P170">To arrive at the <text:span text:style-name="EmpBold">Enstore Configuration</text:span> page, click “Configuration” on the top page.</text:p>
          </table:table-cell>
        </table:table-row>
      </table:table>
      <text:p text:style-name="P3"/>
      <text:p text:style-name="Heading">Page Description</text:p>
      <text:p text:style-name="Text_20_body">The page is divided into two sections:</text:p>
      <text:list text:style-name="L13">
        <text:list-item>
          <text:p text:style-name="P25">The first section provides a quick link to each of the servers listed in the table in the second section.</text:p>
        </text:list-item>
        <text:list-item>
          <text:p text:style-name="P25">The second section, is a (potentially quite long) table containing detailed configuration information for all of the Enstore servers. <text:s/>For each server, there is a table row for each element that appears in the server’s configuration. <text:s/>The information displayed includes the element name and its current value. <text:s/>No interpretation of the values is done, so for instance if the value is a python dictionary, then it is presented here as such. <text:s/>The server names, and under them the element names, are organized alphabetically. </text:p>
        </text:list-item>
      </text:list>
      <text:p text:style-name="Text_20_body">This image shows the top of the table in the second section on the <text:span text:style-name="EmpBold">Enstore Configuration</text:span> page, including the (truncated) entry for one of the system’s movers:<text:soft-page-break/><draw:frame draw:style-name="fr1" draw:name="graphics26" text:anchor-type="as-char" svg:width="5.2638in" svg:height="2.5835in" draw:z-index="25"><draw:image xlink:href="Pictures/2000000D00009D9D00004D9E12436D5C.wmf" xlink:type="simple" xlink:show="embed" xlink:actuate="onLoad"/></draw:frame></text:p>
      <text:p text:style-name="Text_20_body"><text:span text:style-name="T2">There is a help screen available via the </text:span><text:span text:style-name="key"><text:span text:style-name="T2">Help</text:span></text:span><text:span text:style-name="T2"> button.</text:span></text:p>
      <text:h text:style-name="P48" text:outline-level="2">Enstore Active Alarms</text:h>
      <table:table table:name="Table10" table:style-name="Table10">
        <table:table-column table:style-name="Table10.A"/>
        <table:table-column table:style-name="Table10.B"/>
        <table:table-row table:style-name="Table10.1">
          <table:table-cell table:style-name="Table10.A1" office:value-type="string">
            <text:p text:style-name="P116"><text:span text:style-name="EmpBold">What?</text:span></text:p>
          </table:table-cell>
          <table:table-cell table:style-name="Table10.A1" office:value-type="string">
            <text:p text:style-name="P116">The <text:span text:style-name="EmpBold">Enstore Active Alarms</text:span> page lists the alarms that have been raised but not yet resolved.</text:p>
          </table:table-cell>
        </table:table-row>
        <table:table-row table:style-name="Table10.2">
          <table:table-cell table:style-name="Table10.A1" office:value-type="string">
            <text:p text:style-name="P142"><text:span text:style-name="EmpBold"><text:span text:style-name="T4">Why?</text:span></text:span></text:p>
          </table:table-cell>
          <table:table-cell table:style-name="Table10.A1" office:value-type="string">
            <text:p text:style-name="P170">This page is for administrators, but as a user, you can always look here for information when there is a problem with Enstore. <text:s/>In particular, if a volume is set to NOACCESS, you can look here to find out which mover was involved.</text:p>
          </table:table-cell>
        </table:table-row>
        <table:table-row table:style-name="Table10.1">
          <table:table-cell table:style-name="Table10.A1" office:value-type="string">
            <text:p text:style-name="P142"><text:span text:style-name="EmpBold"><text:span text:style-name="T4">How?</text:span></text:span></text:p>
          </table:table-cell>
          <table:table-cell table:style-name="Table10.A1" office:value-type="string">
            <text:p text:style-name="P170">To arrive at the <text:span text:style-name="EmpBold">Enstore Active Alarms</text:span> page, click “Alarms” on the top page.</text:p>
          </table:table-cell>
        </table:table-row>
      </table:table>
      <text:p text:style-name="P3"/>
      <text:p text:style-name="Text_20_body">The page is quite wide; we show first the left side, then the right. <text:span text:style-name="T2">activealarms.gif</text:span> <text:soft-page-break/><draw:frame draw:style-name="fr1" draw:name="graphics27" text:anchor-type="as-char" svg:width="5.4165in" svg:height="2.8335in" draw:z-index="27"><draw:image xlink:href="Pictures/2000000D0000B0D60000823A2FDBEAD7.wmf" xlink:type="simple" xlink:show="embed" xlink:actuate="onLoad"/></draw:frame></text:p>
      <text:p text:style-name="Text_20_body"><text:span text:style-name="T2">activealarms-right.gif 210 </text:span><draw:frame draw:style-name="fr1" draw:name="graphics28" text:anchor-type="as-char" svg:width="4.5835in" svg:height="1.3335in" draw:z-index="26"><draw:image xlink:href="Pictures/2000000D00008926000028341D5919AA.wmf" xlink:type="simple" xlink:show="embed" xlink:actuate="onLoad"/></draw:frame></text:p>
      <text:h text:style-name="Heading_20_2" text:outline-level="2">Enstore Log Files</text:h>
      <table:table table:name="Table11" table:style-name="Table11">
        <table:table-column table:style-name="Table11.A"/>
        <table:table-column table:style-name="Table11.B"/>
        <table:table-row table:style-name="Table11.1">
          <table:table-cell table:style-name="Table11.A1" office:value-type="string">
            <text:p text:style-name="P116"><text:span text:style-name="EmpBold">What?</text:span></text:p>
          </table:table-cell>
          <table:table-cell table:style-name="Table11.A1" office:value-type="string">
            <text:p text:style-name="P116">The <text:span text:style-name="EmpBold">Enstore Log Files</text:span> page provides links to Enstore system-specific user log files and to standard Enstore daily log files. <text:s/>You can search log files or retrieve entire log files.</text:p>
          </table:table-cell>
        </table:table-row>
        <table:table-row table:style-name="Table11.1">
          <table:table-cell table:style-name="Table11.A1" office:value-type="string">
            <text:p text:style-name="P142"><text:span text:style-name="EmpBold"><text:span text:style-name="T4">Why?</text:span></text:span></text:p>
          </table:table-cell>
          <table:table-cell table:style-name="Table11.A1" office:value-type="string">
            <text:p text:style-name="P170">This page is for administrators. <text:s/>You can use the log files to retrace Enstore activity, to understand Enstore problems or behavior, and so on.</text:p>
          </table:table-cell>
        </table:table-row>
        <table:table-row table:style-name="Table11.3">
          <table:table-cell table:style-name="Table11.A1" office:value-type="string">
            <text:p text:style-name="P142"><text:span text:style-name="EmpBold"><text:span text:style-name="T4">How?</text:span></text:span></text:p>
          </table:table-cell>
          <table:table-cell table:style-name="Table11.A1" office:value-type="string">
            <text:p text:style-name="P170">To arrive at the <text:span text:style-name="EmpBold">Enstore Log Files</text:span> page, click “Log Files” on the top page.</text:p>
          </table:table-cell>
        </table:table-row>
      </table:table>
      <text:p text:style-name="Text_20_body"/>
      <text:p text:style-name="Text_20_body">There are three sections to the <text:span text:style-name="EmpBold">Enstore Log Files</text:span> page.</text:p>
      <text:p text:style-name="Heading"><text:soft-page-break/>Link to Search Page</text:p>
      <text:p text:style-name="Text_20_body">First there is a link to a search page; look for “Enstore log files may also be <text:span text:style-name="EmpItalic">searched</text:span>”. <text:s/>Use the <text:span text:style-name="key">Help</text:span> button for information on constructing your search string. <text:s/>(Shown in the image below.)</text:p>
      <text:p text:style-name="Heading">User Specified Log Files</text:p>
      <text:p text:style-name="Text_20_body">The next part is entitled <text:s/><text:span text:style-name="Emphasis">User Specified Log Files</text:span>. <text:s/>It lists miscellaneous log files configured and maintained for your Enstore system. <text:s/><text:span text:style-name="T2">logfilestop.gif 162</text:span> <draw:frame draw:style-name="fr1" draw:name="graphics29" text:anchor-type="as-char" svg:width="5.1807in" svg:height="4.5138in" draw:z-index="28"><draw:image xlink:href="Pictures/2000000D00009AD3000086E0B368B074.wmf" xlink:type="simple" xlink:show="embed" xlink:actuate="onLoad"/></draw:frame></text:p>
      <text:p text:style-name="Text_20_body">Any given Enstore installation may contain some or all of these log files:</text:p>
      <text:p text:style-name="P204">FAILED Transfers <text:tab/>Lists all <text:span text:style-name="Bold">encp</text:span> jobs that failed; lists by volume and by mover</text:p>
      <text:p text:style-name="P204">Recent (robot) log messages <text:tab/>Displays all the messages from the robot (for the most recent few days)</text:p>
      <text:p text:style-name="P204">Active Monitor Log<text:tab/>Displays the data transfer rate between the base node and all other <text:soft-page-break/>nodes in the same Enstore system, including movers</text:p>
      <text:p text:style-name="P204">Cambot (D0)<text:tab/>Displays a live image photographed by a camera mounted inside the D0 ADIC robot</text:p>
      <text:p text:style-name="P204">Enstore Node Information<text:tab/>Displays information on all nodes belonging to this Enstore system.</text:p>
      <text:p text:style-name="P204">Network-At-A-Glance<text:tab/>Displays network interface status of all nodes relative to base node; uses colored icons for easy identification of problems</text:p>
      <text:p text:style-name="P204">PNFS Export List<text:tab/>Lists all the existing PNFS areas for the Enstore system (when PNFS is mounted, these are the areas that get NFS-mounted)</text:p>
      <text:p text:style-name="Heading">Enstore Log Files</text:p>
      <text:p text:style-name="Text_20_body">The bottom portion of the page is called <text:span text:style-name="Emphasis">Enstore Log Files</text:span>. <text:s/>It displays a calendar of the current (and possibly the previous) month from which you can click the date of the log file to view (the image below was captured on January 2, 2004, the last date that shows an entry). <text:s/>The size of the log file is given.</text:p>
      <text:p text:style-name="Text_20_body"><draw:frame draw:style-name="fr1" draw:name="graphics30" text:anchor-type="as-char" svg:width="0.361in" svg:height="0.4028in" draw:z-index="29"><draw:image xlink:href="Pictures/2000000D00000B7900000C9C4AB61BCE.wmf" xlink:type="simple" xlink:show="embed" xlink:actuate="onLoad"/></draw:frame>Requesting a day’s log file is memory intensive and very slow due to the large size of the log file.<text:span text:style-name="T2"> logcalendar.gif 162</text:span><text:soft-page-break/><text:span text:style-name="T2"><draw:frame draw:style-name="fr1" draw:name="graphics31" text:anchor-type="as-char" svg:width="5.1665in" svg:height="4.5417in" draw:z-index="30"><draw:image xlink:href="Pictures/2000000D00009AB8000087CEE58C59A9.wmf" xlink:type="simple" xlink:show="embed" xlink:actuate="onLoad"/></draw:frame></text:span></text:p>
      <text:h text:style-name="Heading_20_2" text:outline-level="2">Quota and Usage</text:h>
      <table:table table:name="Table12" table:style-name="Table12">
        <table:table-column table:style-name="Table12.A"/>
        <table:table-column table:style-name="Table12.B"/>
        <table:table-row table:style-name="Table12.1">
          <table:table-cell table:style-name="Table12.A1" office:value-type="string">
            <text:p text:style-name="P116"><text:span text:style-name="EmpBold">What?</text:span></text:p>
          </table:table-cell>
          <table:table-cell table:style-name="Table12.A1" office:value-type="string">
            <text:p text:style-name="P116">The <text:span text:style-name="EmpBold">Quota and Usage</text:span> page provides information on your Enstore volume usage, organized by library and by storage group. <text:s/>The page is not real-time, it displays a recent snapshot.</text:p>
          </table:table-cell>
        </table:table-row>
        <table:table-row table:style-name="Table12.2">
          <table:table-cell table:style-name="Table12.A1" office:value-type="string">
            <text:p text:style-name="P142"><text:span text:style-name="EmpBold"><text:span text:style-name="T4">Why?</text:span></text:span></text:p>
          </table:table-cell>
          <table:table-cell table:style-name="Table12.A1" office:value-type="string">
            <text:p text:style-name="P170">Administrators and users can look here to see a variety of details about your Enstore system’s resource and quota management.</text:p>
          </table:table-cell>
        </table:table-row>
        <table:table-row table:style-name="Table12.2">
          <table:table-cell table:style-name="Table12.A1" office:value-type="string">
            <text:p text:style-name="P142"><text:span text:style-name="EmpBold"><text:span text:style-name="T4">How?</text:span></text:span></text:p>
          </table:table-cell>
          <table:table-cell table:style-name="Table12.A1" office:value-type="string">
            <text:p text:style-name="P170">To arrive at the <text:span text:style-name="EmpBold">Quota and Usage</text:span> page, click “Quota and Usage” on the top page.</text:p>
          </table:table-cell>
        </table:table-row>
      </table:table>
      <text:p text:style-name="Text_20_body">This page displays the following fields:</text:p>
      <text:p text:style-name="P60">Library <text:tab/>library manager</text:p>
      <text:p text:style-name="P60"><text:soft-page-break/>Storage Group <text:tab/>storage group</text:p>
      <text:p text:style-name="P60">Req. Alloc. <text:tab/>requested volume (e.g., tape) allocation</text:p>
      <text:p text:style-name="P60">Auth. Alloc. <text:tab/>authorized volume allocation</text:p>
      <text:p text:style-name="P60">Quota<text:tab/>total space allowed in robot</text:p>
      <text:p text:style-name="P60">Allocated <text:tab/>total number of volumes currently allocated in the robot</text:p>
      <text:p text:style-name="P60">Blank Vols <text:tab/>of the allocated volumes, the number that are blank</text:p>
      <text:p text:style-name="P60">Used Vols <text:tab/>of the allocated volumes, the number that are written</text:p>
      <text:p text:style-name="P60">Deleted Vols <text:tab/>of the allocated volumes, the number that have been deleted</text:p>
      <text:p text:style-name="P60">Space Used<text:tab/>total space used on all allocated volumes</text:p>
      <text:p text:style-name="P60">Active Files<text:tab/>total number of active (non-deleted) files on all allocated volumes</text:p>
      <text:p text:style-name="P60">Deleted Files<text:tab/>total number of deleted files on all allocated volumes</text:p>
      <text:p text:style-name="P60">Unknown Files<text:tab/><text:span text:style-name="T2">ask sasha or chih</text:span></text:p>
      <text:h text:style-name="Heading_20_2" text:outline-level="2">Enstore Plots</text:h>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116"><text:span text:style-name="EmpBold">What?</text:span></text:p>
          </table:table-cell>
          <table:table-cell table:style-name="Table13.A1" office:value-type="string">
            <text:p text:style-name="P116">The <text:span text:style-name="EmpBold">Enstore Plots</text:span> page provides information on Enstore performance in a visual format. <text:s/>These are not real-time, they are snapshots.</text:p>
          </table:table-cell>
        </table:table-row>
        <table:table-row table:style-name="Table13.2">
          <table:table-cell table:style-name="Table13.A1" office:value-type="string">
            <text:p text:style-name="P142"><text:span text:style-name="EmpBold"><text:span text:style-name="T4">Why?</text:span></text:span></text:p>
          </table:table-cell>
          <table:table-cell table:style-name="Table13.A1" office:value-type="string">
            <text:p text:style-name="P170">You can look here to see a variety of details about your Enstore system’s recent performance.</text:p>
          </table:table-cell>
        </table:table-row>
        <table:table-row table:style-name="Table13.3">
          <table:table-cell table:style-name="Table13.A1" office:value-type="string">
            <text:p text:style-name="P142"><text:span text:style-name="EmpBold"><text:span text:style-name="T4">How?</text:span></text:span></text:p>
          </table:table-cell>
          <table:table-cell table:style-name="Table13.A1" office:value-type="string">
            <text:p text:style-name="P170">To arrive at the <text:span text:style-name="EmpBold">Enstore Plots</text:span> page, click “Plots” on the top page.</text:p>
          </table:table-cell>
        </table:table-row>
      </table:table>
      <text:p text:style-name="Text_20_body"/>
      <text:p text:style-name="Text_20_body">The <text:span text:style-name="EmpBold">Enstore Plots</text:span> page, provides information on some statistics that Enstore gathers. These statistics are gathered from the log files produced by Enstore. <text:s/>Several plots are available:</text:p>
      <text:list text:style-name="L14">
        <text:list-item>
          <text:p text:style-name="P27">Drive Utilization</text:p>
        </text:list-item>
        <text:list-item>
          <text:p text:style-name="P27"><text:soft-page-break/>Bytes/Day Plot</text:p>
        </text:list-item>
        <text:list-item>
          <text:p text:style-name="P27">Bytes/Day per Mover Plot</text:p>
        </text:list-item>
        <text:list-item>
          <text:p text:style-name="P27">Mount Latency Plot</text:p>
        </text:list-item>
        <text:list-item>
          <text:p text:style-name="P27">Mounts/Day per Drive Type</text:p>
        </text:list-item>
        <text:list-item>
          <text:p text:style-name="P27">Storage group activity (STKEN only)</text:p>
        </text:list-item>
        <text:list-item>
          <text:p text:style-name="P27">Total bytes/Day</text:p>
        </text:list-item>
        <text:list-item>
          <text:p text:style-name="P27">Total bytes/Day combining all three systems (D0EN, CDFEN, STKEN)</text:p>
        </text:list-item>
        <text:list-item>
          <text:p text:style-name="P27">Total bytes written/Day</text:p>
        </text:list-item>
        <text:list-item>
          <text:p text:style-name="P27">Cumulative Mounts Plot</text:p>
        </text:list-item>
        <text:list-item>
          <text:p text:style-name="P27">Transfer Activity (log) Plot</text:p>
        </text:list-item>
        <text:list-item>
          <text:p text:style-name="P27">Transfer Activity Plot</text:p>
        </text:list-item>
        <text:list-item>
          <text:p text:style-name="P27">Mounts/Day Plot</text:p>
        </text:list-item>
        <text:list-item>
          <text:p text:style-name="P27">Null Terabytes/Day (Instantaneous Rate Plot)</text:p>
        </text:list-item>
        <text:list-item>
          <text:p text:style-name="P27">Real Terabytes/Day (Instantaneous Rate Plot)</text:p>
        </text:list-item>
      </text:list>
      <text:p text:style-name="Text_20_body"><text:span text:style-name="T2">plots.giv 162</text:span> <text:soft-page-break/><draw:frame draw:style-name="fr1" draw:name="graphics32" text:anchor-type="as-char" svg:width="5.2083in" svg:height="3.5835in" draw:z-index="31"><draw:image xlink:href="Pictures/2000000D00009BC100006B6283B10961.wmf" xlink:type="simple" xlink:show="embed" xlink:actuate="onLoad"/></draw:frame></text:p>
      <text:p text:style-name="Text_20_body">All the plots are described in the online help page. <text:s/>Each plot is available for viewing three ways:</text:p>
      <text:list text:style-name="L15">
        <text:list-item>
          <text:p text:style-name="P42">a small version of the plot (postage stamp) displayed directly on the page </text:p>
        </text:list-item>
        <text:list-item>
          <text:p text:style-name="P42">a full size version of the plot; click on the postage stamp to display </text:p>
        </text:list-item>
        <text:list-item>
          <text:p text:style-name="P42">a postscript copy of the plot; click on the (postscript) link to display </text:p>
        </text:list-item>
      </text:list>
      <text:h text:style-name="Heading_20_2" text:outline-level="2">Tape Inventory Page (Dynamic HTML)</text:h>
      <text:p text:style-name="Text_20_body"/>
      <table:table table:name="Table14" table:style-name="Table14">
        <table:table-column table:style-name="Table14.A"/>
        <table:table-column table:style-name="Table14.B"/>
        <table:table-row table:style-name="Table14.1">
          <table:table-cell table:style-name="Table14.A1" office:value-type="string">
            <text:p text:style-name="P200"><text:span text:style-name="EmpBold"><text:span text:style-name="T5">What?</text:span></text:span></text:p>
          </table:table-cell>
          <table:table-cell table:style-name="Table14.A1" office:value-type="string">
            <text:p text:style-name="P201">For each volume declared to your Enstore system you can dynamically (re)create a page that presents its volume inventory information in HTML format.</text:p>
          </table:table-cell>
        </table:table-row>
        <table:table-row table:style-name="Table14.2">
          <table:table-cell table:style-name="Table14.A1" office:value-type="string">
            <text:p text:style-name="P142"><text:span text:style-name="EmpBold"><text:span text:style-name="T4">Why?</text:span></text:span></text:p>
          </table:table-cell>
          <table:table-cell table:style-name="Table14.A1" office:value-type="string">
            <text:p text:style-name="P170">Use this page to find out details of the storage of your file(s) on a volume, to see how full a tape is, or to check the inhibits.</text:p>
          </table:table-cell>
        </table:table-row>
        <text:soft-page-break/>
        <table:table-row table:style-name="Table14.3">
          <table:table-cell table:style-name="Table14.A1" office:value-type="string">
            <text:p text:style-name="P142"><text:span text:style-name="EmpBold"><text:span text:style-name="T4">How?</text:span></text:span></text:p>
          </table:table-cell>
          <table:table-cell table:style-name="Table14.A1" office:value-type="string">
            <text:p text:style-name="P170">To arrive at this page start at the top page, scroll down to the <text:span text:style-name="Emphasis">Information</text:span> table, and click “Tape Inventory”. <text:s/>This brings you to a list of all declared volumes in your Enstore system. <text:s/>Click on the volume of interest.</text:p>
          </table:table-cell>
        </table:table-row>
      </table:table>
      <text:p text:style-name="Text_20_body"/>
      <text:p text:style-name="Text_20_body"><draw:frame draw:style-name="fr1" draw:name="graphics33" text:anchor-type="as-char" svg:width="0.361in" svg:height="0.4028in" draw:z-index="32"><draw:image xlink:href="Pictures/2000000D00000B7900000C9C4AB61BCE.wmf" xlink:type="simple" xlink:show="embed" xlink:actuate="onLoad"/></draw:frame>This page is dynamic and uses a lot of server time; please minimize the number of times you regenerate this page.</text:p>
      <text:p text:style-name="Text_20_body"><text:span text:style-name="T2">tapeinv.gif 162</text:span> <draw:frame draw:style-name="fr1" draw:name="graphics34" text:anchor-type="as-char" svg:width="4.9862in" svg:height="4.222in" draw:z-index="33"><draw:image xlink:href="Pictures/2000000D0000955800007E4C6724B930.wmf" xlink:type="simple" xlink:show="embed" xlink:actuate="onLoad"/></draw:frame></text:p>
      <text:p text:style-name="Text_20_body">Find the volume of interest and click it to get a file listing. <text:s/>The format is essentially identical to that shown in section<text:bookmark-ref text:reference-format="text" text:ref-name="RTF76006f006c00200069006e00"/><text:bookmark-ref text:reference-format="text" text:ref-name="RTF740061007000650020006900"/>, but in addition under the heading, you get a list of volume parameters:</text:p>
      <text:p text:style-name="P216">{'blocksize': 131072, </text:p>
      <text:p text:style-name="P216">'capacity_bytes': 107374182400L, </text:p>
      <text:p text:style-name="P216"><text:soft-page-break/>'comment': '', </text:p>
      <text:p text:style-name="P216">'declared': 'Thu Jul 25 15:27:27 2002', </text:p>
      <text:p text:style-name="P216">'eod_cookie': 'none', </text:p>
      <text:p text:style-name="P216">'external_label': 'IFA001L1', </text:p>
      <text:p text:style-name="P216">'first_access': 'Wed Oct 23 12:42:43 2002', </text:p>
      <text:p text:style-name="P216">'last_access': 'Fri Nov 8 10:43:08 2002', </text:p>
      <text:p text:style-name="P216">'library': 'samlto', 'media_type': '3480', 'remaining_bytes': 107374182400L, </text:p>
      <text:p text:style-name="P216">'si_time': ('Fri Dec 6 10:22:41 2002', 'Wed Dec 31 18:00:00 1969'), </text:p>
      <text:p text:style-name="P216">'sum_mounts': 2, </text:p>
      <text:p text:style-name="P216">'sum_rd_access': 0, </text:p>
      <text:p text:style-name="P216">'sum_rd_err': 0, </text:p>
      <text:p text:style-name="P216">'sum_wr_access': 0, </text:p>
      <text:p text:style-name="P216">'sum_wr_err': 0, </text:p>
      <text:p text:style-name="P216">'system_inhibit': ['none', 'none'], </text:p>
      <text:p text:style-name="P216">'user_inhibit': ['none', 'none'], </text:p>
      <text:p text:style-name="P216">'volume_family': 'd0backup.d0backup_30.cpio_odc', </text:p>
      <text:p text:style-name="P216">'wrapper': 'cpio_od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75in" fo:margin-right="0in" fo:text-indent="-0.5in" style:auto-text-indent="false" fo:padding="0in" fo:border-left="none" fo:border-right="none" fo:border-top="none" fo:border-bottom="0.0138in solid #000000" style:shadow="non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Bullet" style:family="paragraph" style:next-style-name="CommandIndent">
      <style:paragraph-properties fo:margin-left="0.5693in" fo:margin-right="0in" fo:margin-top="0.0555in" fo:margin-bottom="0.0555in" style:line-height-at-least="0.1945in" fo:text-align="start" style:justify-single-word="false" fo:text-indent="-0.0693in" style:auto-text-indent="false" style:vertical-align="auto">
        <style:tab-stops>
          <style:tab-stop style:position="0.389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CommandIndent" style:family="paragraph">
      <style:paragraph-properties fo:margin-left="0.639in" fo:margin-right="0in" fo:margin-top="0.111in" fo:margin-bottom="0.111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scale="100%"/>
    </style:style>
    <style:style style:name="Body" style:family="paragraph" style:next-style-name="CommandIndent">
      <style:paragraph-properties fo:margin-left="0.25in" fo:margin-right="0in" fo:margin-top="0.0555in" fo:margin-bottom="0.0555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bedIndent" style:family="paragraph" style:next-style-name="CommandIndent">
      <style:paragraph-properties fo:margin-left="2in" fo:margin-right="0in" fo:margin-top="0.0835in" fo:margin-bottom="0.0555in" style:line-height-at-least="0.1945in" fo:text-align="start" style:justify-single-word="false" fo:text-indent="-1.25in" style:auto-text-indent="false" style:vertical-align="auto">
        <style:tab-stops>
          <style:tab-stop style:position="2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BodyNoIndent" style:family="paragraph" style:next-style-name="CommandIndent">
      <style:paragraph-properties fo:margin-left="0in" fo:margin-right="0in" fo:margin-top="0.0555in" fo:margin-bottom="0.0555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List2" style:family="paragraph" style:next-style-name="CommandIndent">
      <style:paragraph-properties fo:margin-left="2.25in" fo:margin-right="0in" fo:margin-top="0.0835in" fo:margin-bottom="0.0555in" style:line-height-at-least="0.1945in" fo:text-align="start" style:justify-single-word="false" fo:text-indent="-2in" style:auto-text-indent="false" style:vertical-align="auto">
        <style:tab-stops>
          <style:tab-stop style:position="2.2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TabbedList" style:family="paragraph" style:next-style-name="CommandIndent">
      <style:paragraph-properties fo:margin-left="1.75in" fo:margin-right="0in" fo:margin-top="0.0835in" fo:margin-bottom="0.0555in" style:line-height-at-least="0.1945in" fo:text-align="start" style:justify-single-word="false" fo:text-indent="-1.5in" style:auto-text-indent="false" style:vertical-align="auto">
        <style:tab-stops>
          <style:tab-stop style:position="1.7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TabbedIndent2" style:family="paragraph" style:next-style-name="CommandIndent">
      <style:paragraph-properties fo:margin-left="3in" fo:margin-right="0in" fo:margin-top="0.0835in" fo:margin-bottom="0.0555in" style:line-height-at-least="0.1945in" fo:text-align="start" style:justify-single-word="false" fo:text-indent="-2in" style:auto-text-indent="false" fo:background-color="transparent" style:shadow="none" style:vertical-align="auto">
        <style:tab-stops>
          <style:tab-stop style:position="2.75in"/>
        </style:tab-stops>
        <style:background-image/>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Output" style:family="paragraph" style:next-style-name="CommandIndent">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New" fo:font-size="10pt" fo:letter-spacing="normal"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text-scale="10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ebJump"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text-scale="100%"/>
    </style:style>
    <style:style style:name="RTF_5f_Num_20_2_20_1" style:display-name="RTF_Num 2 1" style:family="text">
      <style:text-properties fo:color="#000000" style:text-line-through-style="none" style:font-name="Times New Roman" fo:font-size="20pt" fo:font-style="normal" style:text-underline-style="none" fo:font-weight="bold"/>
    </style:style>
    <style:style style:name="key" style:family="text">
      <style:text-properties fo:font-variant="small-caps" fo:color="#000000" style:text-line-through-style="none" style:text-position="0% 100%" style:font-name="Times New Roman" fo:font-size="12pt" fo:letter-spacing="normal" fo:language="en" fo:country="US"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file"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text-scale="100%"/>
    </style:style>
    <style:style style:name="Emphasis" style:family="text">
      <style:text-properties fo:font-variant="normal" fo:text-transform="none" fo:color="#000000" style:text-line-through-style="none" style:text-position="0% 100%" style:font-name="Times New Roman" fo:font-size="12pt" fo:letter-spacing="normal" fo:language="en" fo:country="US"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Italic" style:family="text">
      <style:text-properties fo:font-variant="normal" fo:text-transform="none" fo:color="#000000" style:text-line-through-style="none" style:text-position="0% 100%" style:font-name="Times New Roman" fo:font-size="12pt" fo:letter-spacing="normal" fo:language="en" fo:country="US"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scale="100%"/>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EmpItalic" style:family="text">
      <style:text-properties fo:font-variant="normal" fo:text-transform="none" fo:color="#000000" style:text-line-through-style="none" style:text-position="0% 1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Bold" style:family="text">
      <style:text-properties fo:font-variant="normal" fo:text-transform="none" fo:color="#000000" style:text-line-through-style="none" style:text-position="0% 100%" style:font-name="Times New Roman" fo:font-size="12pt" fo:letter-spacing="normal" fo:language="en" fo:country="US"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10.16  "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master-page style:name="First_20_Page" style:display-name="First Page" style:page-layout-name="pm1" style:next-style-name="Left_20_Page"/>
    <style:master-page style:name="Right_20_Page" style:display-name="Right Page" style:page-layout-name="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1"><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Standard"/>
      </style:footer>
    </style:master-page>
    <style:master-page style:name="Left_20_Page" style:display-name="Left Page" style:page-layout-name="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2"><text:page-number text:select-page="current"/></text:p>
            </table:table-cell>
            <table:table-cell table:style-name="left_5f_page_5f_footer.A1" office:value-type="string">
              <text:p text:style-name="P1"><text:chapter text:display="name" text:outline-level="1"/></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10-07T13:33:07</meta:creation-date>
    <dc:date>2009-05-27T12:29:49</dc:date>
    <meta:editing-cycles>54</meta:editing-cycles>
    <meta:editing-duration>PT2H2M11S</meta:editing-duration>
    <meta:user-defined meta:name="Info 1"/>
    <meta:user-defined meta:name="Info 2"/>
    <meta:user-defined meta:name="Info 3"/>
    <meta:user-defined meta:name="Info 4"/>
    <meta:document-statistic meta:table-count="16" meta:image-count="34" meta:object-count="0" meta:page-count="35" meta:paragraph-count="355" meta:word-count="5147" meta:character-count="29656"/>
  </office:meta>
</office:document-meta>
</file>